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2a43923" officeooo:paragraph-rsid="00006fde" style:font-size-asian="14pt" style:font-weight-asian="bold" style:font-size-complex="14pt" style:font-weight-complex="bold"/>
    </style:style>
    <style:style style:name="P3"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paragraph-rsid="00006fde" style:font-size-asian="14pt" style:font-weight-asian="bold" style:font-size-complex="14pt"/>
    </style:style>
    <style:style style:name="P4"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rsid="059bfd98" officeooo:paragraph-rsid="00006fde" style:font-size-asian="14pt" style:font-weight-asian="bold" style:font-size-complex="14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4a10351" officeooo:paragraph-rsid="000da99b" style:font-size-asian="14pt" style:font-weight-asian="bold" style:font-size-complex="14pt"/>
    </style:style>
    <style:style style:name="P6" style:family="paragraph" style:parent-style-name="Standard">
      <style:paragraph-properties fo:margin-top="0in" fo:margin-bottom="0in" loext:contextual-spacing="false" fo:line-height="100%"/>
      <style:text-properties style:font-name="Times New Roman" fo:font-size="14pt" fo:language="ro" fo:country="RO" officeooo:paragraph-rsid="00006fde" style:font-size-asian="14pt" style:font-size-complex="14pt"/>
    </style:style>
    <style:style style:name="P7" style:family="paragraph" style:parent-style-name="Standard">
      <style:paragraph-properties fo:margin-top="0in" fo:margin-bottom="0in" loext:contextual-spacing="false" fo:line-height="150%" fo:text-align="center" style:justify-single-word="false"/>
      <style:text-properties style:font-name="Times New Roman" fo:font-size="24pt" fo:language="ro" fo:country="RO" fo:font-weight="bold" officeooo:rsid="00023ac0" officeooo:paragraph-rsid="00023ac0" style:font-size-asian="24pt" style:font-weight-asian="bold" style:font-size-complex="24pt"/>
    </style:style>
    <style:style style:name="P8" style:family="paragraph" style:parent-style-name="Standard">
      <style:paragraph-properties fo:margin-left="0.3937in" fo:margin-right="0in" fo:margin-top="0in" fo:margin-bottom="0in" loext:contextual-spacing="false" fo:line-height="150%" fo:text-indent="0in" style:auto-text-indent="false"/>
      <style:text-properties style:font-name="Times New Roman" fo:font-size="14pt" fo:language="ro" fo:country="RO" fo:font-weight="bold" officeooo:rsid="02a36293" officeooo:paragraph-rsid="00006fde" style:font-size-asian="14pt" style:font-weight-asian="bold" style:font-size-complex="14pt"/>
    </style:style>
    <style:style style:name="P9"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paragraph-rsid="000f3669" style:font-size-asian="14pt" style:font-weight-asian="bold" style:font-size-complex="14pt"/>
    </style:style>
    <style:style style:name="P10"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rsid="0014e0cf" officeooo:paragraph-rsid="000f3669" style:font-size-asian="14pt" style:font-weight-asian="bold" style:font-size-complex="14pt"/>
    </style:style>
    <style:style style:name="P11" style:family="paragraph" style:parent-style-name="Text_20_body">
      <style:text-properties officeooo:rsid="000f9fcf" officeooo:paragraph-rsid="000f9fcf"/>
    </style:style>
    <style:style style:name="P12" style:family="paragraph" style:parent-style-name="Text_20_body">
      <style:text-properties officeooo:paragraph-rsid="0006137b"/>
    </style:style>
    <style:style style:name="P13" style:family="paragraph" style:parent-style-name="Text_20_body">
      <style:text-properties fo:language="en" fo:country="US" officeooo:rsid="00159b22" officeooo:paragraph-rsid="0016af91"/>
    </style:style>
    <style:style style:name="P14" style:family="paragraph" style:parent-style-name="Text_20_body">
      <style:text-properties fo:language="en" fo:country="US" officeooo:rsid="002f9cb7" officeooo:paragraph-rsid="002f9cb7"/>
    </style:style>
    <style:style style:name="P15" style:family="paragraph" style:parent-style-name="Text_20_body">
      <style:text-properties officeooo:paragraph-rsid="001946ff"/>
    </style:style>
    <style:style style:name="P16" style:family="paragraph" style:parent-style-name="Text_20_body">
      <style:text-properties officeooo:paragraph-rsid="001d5b33"/>
    </style:style>
    <style:style style:name="P17" style:family="paragraph" style:parent-style-name="Text_20_body">
      <style:text-properties officeooo:paragraph-rsid="0027b1f2"/>
    </style:style>
    <style:style style:name="P18" style:family="paragraph" style:parent-style-name="Text_20_body">
      <style:text-properties officeooo:paragraph-rsid="0029346c"/>
    </style:style>
    <style:style style:name="P19" style:family="paragraph" style:parent-style-name="Text_20_body">
      <style:text-properties officeooo:paragraph-rsid="002f6cc5"/>
    </style:style>
    <style:style style:name="P20" style:family="paragraph" style:parent-style-name="Text_20_body">
      <style:text-properties fo:language="ro" fo:country="RO" fo:font-weight="normal" officeooo:rsid="0016af91" officeooo:paragraph-rsid="0016af91" style:font-weight-asian="normal" style:font-weight-complex="normal"/>
    </style:style>
    <style:style style:name="P21" style:family="paragraph" style:parent-style-name="Text_20_body">
      <style:text-properties fo:language="ro" fo:country="RO" fo:font-style="normal" officeooo:rsid="00289175" officeooo:paragraph-rsid="0027b1f2" style:font-style-asian="normal" style:font-style-complex="normal"/>
    </style:style>
    <style:style style:name="P22" style:family="paragraph" style:parent-style-name="Text_20_body">
      <style:text-properties fo:language="ro" fo:country="RO" fo:font-style="normal" officeooo:rsid="002d7f2b" officeooo:paragraph-rsid="0029346c" style:font-style-asian="normal" style:font-style-complex="normal"/>
    </style:style>
    <style:style style:name="P23" style:family="paragraph" style:parent-style-name="Text_20_body">
      <style:text-properties officeooo:rsid="0031dd4e" officeooo:paragraph-rsid="0031dd4e"/>
    </style:style>
    <style:style style:name="P24" style:family="paragraph" style:parent-style-name="Text_20_body">
      <style:text-properties officeooo:paragraph-rsid="005557bc"/>
    </style:style>
    <style:style style:name="P25" style:family="paragraph" style:parent-style-name="Text_20_body">
      <style:text-properties officeooo:paragraph-rsid="005ded92"/>
    </style:style>
    <style:style style:name="P26" style:family="paragraph" style:parent-style-name="Text_20_body">
      <style:text-properties officeooo:paragraph-rsid="005f026f"/>
    </style:style>
    <style:style style:name="P27" style:family="paragraph" style:parent-style-name="Contents_20_1">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3035in" style:type="right" style:leader-style="dotted" style:leader-text="."/>
        </style:tab-stops>
      </style:paragraph-properties>
    </style:style>
    <style:style style:name="P29" style:family="paragraph" style:parent-style-name="Standard">
      <style:text-properties officeooo:paragraph-rsid="00435a0d"/>
    </style:style>
    <style:style style:name="P30" style:family="paragraph" style:parent-style-name="Text_20_body" style:list-style-name="L1">
      <style:text-properties fo:language="en" fo:country="US" officeooo:rsid="00159b22" officeooo:paragraph-rsid="00159b22"/>
    </style:style>
    <style:style style:name="P31" style:family="paragraph" style:parent-style-name="Text_20_body" style:list-style-name="L1">
      <style:text-properties fo:language="en" fo:country="US" officeooo:rsid="00159b22" officeooo:paragraph-rsid="0016af91"/>
    </style:style>
    <style:style style:name="P32" style:family="paragraph" style:parent-style-name="Text_20_body" style:list-style-name="L2">
      <style:text-properties officeooo:rsid="0031dd4e" officeooo:paragraph-rsid="0031dd4e"/>
    </style:style>
    <style:style style:name="P33" style:family="paragraph" style:parent-style-name="Heading_20_1">
      <style:text-properties officeooo:rsid="000449f6" officeooo:paragraph-rsid="000449f6"/>
    </style:style>
    <style:style style:name="P34" style:family="paragraph" style:parent-style-name="Heading_20_1">
      <style:text-properties officeooo:rsid="0006137b" officeooo:paragraph-rsid="0006137b"/>
    </style:style>
    <style:style style:name="P35" style:family="paragraph" style:parent-style-name="Heading_20_1">
      <style:text-properties fo:language="ro" fo:country="RO" officeooo:rsid="001946ff" officeooo:paragraph-rsid="001946ff"/>
    </style:style>
    <style:style style:name="P36" style:family="paragraph" style:parent-style-name="Heading_20_1">
      <style:text-properties fo:language="ro" fo:country="RO" officeooo:rsid="005ded92" officeooo:paragraph-rsid="005ded92"/>
    </style:style>
    <style:style style:name="P37" style:family="paragraph" style:parent-style-name="Heading_20_1">
      <style:text-properties fo:language="ro" fo:country="RO" officeooo:rsid="0030fc87" officeooo:paragraph-rsid="0030fc87"/>
    </style:style>
    <style:style style:name="P38" style:family="paragraph" style:parent-style-name="Heading_20_1">
      <style:text-properties officeooo:paragraph-rsid="0034d972"/>
    </style:style>
    <style:style style:name="P39" style:family="paragraph" style:parent-style-name="Heading_20_1">
      <style:text-properties officeooo:rsid="0050a0d6" officeooo:paragraph-rsid="0050a0d6"/>
    </style:style>
    <style:style style:name="P40" style:family="paragraph" style:parent-style-name="Heading_20_2">
      <style:text-properties officeooo:rsid="0009262a" officeooo:paragraph-rsid="0009262a"/>
    </style:style>
    <style:style style:name="P41" style:family="paragraph" style:parent-style-name="Heading_20_2">
      <style:text-properties fo:language="ro" fo:country="RO" officeooo:rsid="0027b1f2" officeooo:paragraph-rsid="0027b1f2"/>
    </style:style>
    <style:style style:name="P42" style:family="paragraph" style:parent-style-name="Heading_20_2">
      <style:text-properties fo:language="ro" fo:country="RO" officeooo:rsid="002f6cc5" officeooo:paragraph-rsid="002f6cc5"/>
    </style:style>
    <style:style style:name="P43" style:family="paragraph" style:parent-style-name="Heading_20_2">
      <style:text-properties officeooo:rsid="0029346c" officeooo:paragraph-rsid="0029346c"/>
    </style:style>
    <style:style style:name="P44"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4pt" fo:language="ro" fo:country="RO" fo:font-weight="bold" officeooo:paragraph-rsid="00006fde" style:font-size-asian="14pt" style:font-weight-asian="bold" style:font-size-complex="14pt"/>
    </style:style>
    <style:style style:name="P45" style:family="paragraph" style:parent-style-name="Standard">
      <style:text-properties fo:language="ro" fo:country="RO" fo:font-style="normal" fo:font-weight="normal" officeooo:rsid="004a7aad" officeooo:paragraph-rsid="00435a0d" style:font-style-asian="normal" style:font-weight-asian="normal" style:font-style-complex="normal" style:font-weight-complex="normal"/>
    </style:style>
    <style:style style:name="P46" style:family="paragraph">
      <style:paragraph-properties style:text-autospace="none"/>
    </style:style>
    <style:style style:name="P47" style:family="paragraph">
      <loext:graphic-properties draw:fill="none" draw:fill-color="#ffffff"/>
      <style:paragraph-properties style:text-autospace="none"/>
      <style:text-properties style:use-window-font-color="true" fo:font-size="12pt"/>
    </style:style>
    <style:style style:name="P48" style:family="paragraph">
      <loext:graphic-properties draw:fill="none" draw:fill-color="#ffffff"/>
      <style:text-properties style:font-name="Lucida Console"/>
    </style:style>
    <style:style style:name="P49" style:family="paragraph">
      <loext:graphic-properties draw:fill="none" draw:fill-color="#ffffff"/>
    </style:style>
    <style:style style:name="P50" style:family="paragraph">
      <loext:graphic-properties draw:fill="none" draw:fill-color="#ffffff"/>
      <style:paragraph-properties style:text-autospace="none"/>
      <style:text-properties fo:font-size="12pt"/>
    </style:style>
    <style:style style:name="T1" style:family="text">
      <style:text-properties officeooo:rsid="04a10351"/>
    </style:style>
    <style:style style:name="T2" style:family="text">
      <style:text-properties officeooo:rsid="000bf629"/>
    </style:style>
    <style:style style:name="T3" style:family="text">
      <style:text-properties officeooo:rsid="0002a00b" style:font-weight-complex="bold"/>
    </style:style>
    <style:style style:name="T4" style:family="text">
      <style:text-properties officeooo:rsid="02a43923" style:font-weight-complex="bold"/>
    </style:style>
    <style:style style:name="T5" style:family="text">
      <style:text-properties officeooo:rsid="00104a42"/>
    </style:style>
    <style:style style:name="T6" style:family="text">
      <style:text-properties officeooo:rsid="00132a4f"/>
    </style:style>
    <style:style style:name="T7" style:family="text">
      <style:text-properties officeooo:rsid="00159b22"/>
    </style:style>
    <style:style style:name="T8" style:family="text">
      <style:text-properties fo:font-weight="bold" style:font-weight-asian="bold" style:font-weight-complex="bold"/>
    </style:style>
    <style:style style:name="T9" style:family="text">
      <style:text-properties fo:font-weight="bold" officeooo:rsid="003659c6" style:font-weight-asian="bold" style:font-weight-complex="bold"/>
    </style:style>
    <style:style style:name="T10" style:family="text">
      <style:text-properties fo:font-weight="bold" officeooo:rsid="00380409" style:font-weight-asian="bold" style:font-weight-complex="bold"/>
    </style:style>
    <style:style style:name="T11" style:family="text">
      <style:text-properties fo:language="ro" fo:country="RO"/>
    </style:style>
    <style:style style:name="T12" style:family="text">
      <style:text-properties fo:language="ro" fo:country="RO" fo:font-weight="bold" style:font-weight-asian="bold" style:font-weight-complex="bold"/>
    </style:style>
    <style:style style:name="T13" style:family="text">
      <style:text-properties fo:language="ro" fo:country="RO" fo:font-weight="bold" officeooo:rsid="002f9cb7" style:font-weight-asian="bold" style:font-weight-complex="bold"/>
    </style:style>
    <style:style style:name="T14" style:family="text">
      <style:text-properties fo:language="ro" fo:country="RO" fo:font-weight="bold" officeooo:rsid="003659c6" style:font-weight-asian="bold" style:font-weight-complex="bold"/>
    </style:style>
    <style:style style:name="T15" style:family="text">
      <style:text-properties fo:language="ro" fo:country="RO" fo:font-weight="bold" officeooo:rsid="00380409" style:font-weight-asian="bold" style:font-weight-complex="bold"/>
    </style:style>
    <style:style style:name="T16" style:family="text">
      <style:text-properties fo:language="ro" fo:country="RO" fo:font-weight="bold" officeooo:rsid="005ded92" style:font-weight-asian="bold" style:font-weight-complex="bold"/>
    </style:style>
    <style:style style:name="T17" style:family="text">
      <style:text-properties fo:language="ro" fo:country="RO" fo:font-weight="bold" officeooo:rsid="005f026f" style:font-weight-asian="bold" style:font-weight-complex="bold"/>
    </style:style>
    <style:style style:name="T18" style:family="text">
      <style:text-properties fo:language="ro" fo:country="RO" fo:font-weight="normal" style:font-weight-asian="normal" style:font-weight-complex="normal"/>
    </style:style>
    <style:style style:name="T19" style:family="text">
      <style:text-properties fo:language="ro" fo:country="RO" fo:font-weight="normal" officeooo:rsid="0016af91" style:font-weight-asian="normal" style:font-weight-complex="normal"/>
    </style:style>
    <style:style style:name="T20" style:family="text">
      <style:text-properties fo:language="ro" fo:country="RO" fo:font-weight="normal" officeooo:rsid="00188e3b" style:font-weight-asian="normal" style:font-weight-complex="normal"/>
    </style:style>
    <style:style style:name="T21" style:family="text">
      <style:text-properties fo:language="ro" fo:country="RO" fo:font-weight="normal" officeooo:rsid="002f9cb7" style:font-weight-asian="normal" style:font-weight-complex="normal"/>
    </style:style>
    <style:style style:name="T22" style:family="text">
      <style:text-properties fo:language="ro" fo:country="RO" fo:font-weight="normal" officeooo:rsid="00435a0d" style:font-weight-asian="normal" style:font-weight-complex="normal"/>
    </style:style>
    <style:style style:name="T23" style:family="text">
      <style:text-properties fo:language="ro" fo:country="RO" fo:font-weight="normal" officeooo:rsid="0044c664" style:font-weight-asian="normal" style:font-weight-complex="normal"/>
    </style:style>
    <style:style style:name="T24" style:family="text">
      <style:text-properties fo:language="ro" fo:country="RO" fo:font-weight="normal" officeooo:rsid="00459a60" style:font-weight-asian="normal" style:font-weight-complex="normal"/>
    </style:style>
    <style:style style:name="T25" style:family="text">
      <style:text-properties fo:language="ro" fo:country="RO" fo:font-weight="normal" officeooo:rsid="005367b2" style:font-weight-asian="normal" style:font-weight-complex="normal"/>
    </style:style>
    <style:style style:name="T26" style:family="text">
      <style:text-properties fo:language="ro" fo:country="RO" fo:font-weight="normal" officeooo:rsid="003659c6" style:font-weight-asian="normal" style:font-weight-complex="normal"/>
    </style:style>
    <style:style style:name="T27" style:family="text">
      <style:text-properties fo:language="ro" fo:country="RO" fo:font-weight="normal" officeooo:rsid="00380409" style:font-weight-asian="normal" style:font-weight-complex="normal"/>
    </style:style>
    <style:style style:name="T28" style:family="text">
      <style:text-properties fo:language="ro" fo:country="RO" fo:font-weight="normal" officeooo:rsid="00548b4d" style:font-weight-asian="normal" style:font-weight-complex="normal"/>
    </style:style>
    <style:style style:name="T29" style:family="text">
      <style:text-properties fo:language="ro" fo:country="RO" fo:font-weight="normal" officeooo:rsid="005557bc" style:font-weight-asian="normal" style:font-weight-complex="normal"/>
    </style:style>
    <style:style style:name="T30" style:family="text">
      <style:text-properties fo:language="ro" fo:country="RO" fo:font-weight="normal" officeooo:rsid="005692bb" style:font-weight-asian="normal" style:font-weight-complex="normal"/>
    </style:style>
    <style:style style:name="T31" style:family="text">
      <style:text-properties fo:language="ro" fo:country="RO" fo:font-weight="normal" officeooo:rsid="005c4f02" style:font-weight-asian="normal" style:font-weight-complex="normal"/>
    </style:style>
    <style:style style:name="T32" style:family="text">
      <style:text-properties fo:language="ro" fo:country="RO" fo:font-weight="normal" officeooo:rsid="005ded92" style:font-weight-asian="normal" style:font-weight-complex="normal"/>
    </style:style>
    <style:style style:name="T33" style:family="text">
      <style:text-properties fo:language="ro" fo:country="RO" fo:font-weight="normal" officeooo:rsid="005f026f" style:font-weight-asian="normal" style:font-weight-complex="normal"/>
    </style:style>
    <style:style style:name="T34" style:family="text">
      <style:text-properties fo:language="ro" fo:country="RO" fo:font-style="italic" fo:font-weight="normal" style:font-style-asian="italic" style:font-weight-asian="normal" style:font-style-complex="italic" style:font-weight-complex="normal"/>
    </style:style>
    <style:style style:name="T35" style:family="text">
      <style:text-properties fo:language="ro" fo:country="RO" fo:font-style="italic" fo:font-weight="normal" officeooo:rsid="0016af91" style:font-style-asian="italic" style:font-weight-asian="normal" style:font-style-complex="italic" style:font-weight-complex="normal"/>
    </style:style>
    <style:style style:name="T36" style:family="text">
      <style:text-properties fo:language="ro" fo:country="RO" fo:font-style="italic" fo:font-weight="normal" officeooo:rsid="00188e3b" style:font-style-asian="italic" style:font-weight-asian="normal" style:font-style-complex="italic" style:font-weight-complex="normal"/>
    </style:style>
    <style:style style:name="T37" style:family="text">
      <style:text-properties fo:language="ro" fo:country="RO" fo:font-style="italic" fo:font-weight="normal" officeooo:rsid="001ea2f6" style:font-style-asian="italic" style:font-weight-asian="normal" style:font-style-complex="italic" style:font-weight-complex="normal"/>
    </style:style>
    <style:style style:name="T38" style:family="text">
      <style:text-properties fo:language="ro" fo:country="RO" fo:font-style="italic" fo:font-weight="normal" officeooo:rsid="0020bdc5" style:font-style-asian="italic" style:font-weight-asian="normal" style:font-style-complex="italic" style:font-weight-complex="normal"/>
    </style:style>
    <style:style style:name="T39" style:family="text">
      <style:text-properties fo:language="ro" fo:country="RO" fo:font-style="italic" fo:font-weight="normal" officeooo:rsid="003079b2" style:font-style-asian="italic" style:font-weight-asian="normal" style:font-style-complex="italic" style:font-weight-complex="normal"/>
    </style:style>
    <style:style style:name="T40" style:family="text">
      <style:text-properties fo:language="ro" fo:country="RO" fo:font-style="italic" fo:font-weight="normal" officeooo:rsid="00459a60" style:font-style-asian="italic" style:font-weight-asian="normal" style:font-style-complex="italic" style:font-weight-complex="normal"/>
    </style:style>
    <style:style style:name="T41" style:family="text">
      <style:text-properties fo:language="ro" fo:country="RO" fo:font-style="italic" fo:font-weight="normal" officeooo:rsid="0046f519" style:font-style-asian="italic" style:font-weight-asian="normal" style:font-style-complex="italic" style:font-weight-complex="normal"/>
    </style:style>
    <style:style style:name="T42" style:family="text">
      <style:text-properties fo:language="ro" fo:country="RO" fo:font-style="italic" fo:font-weight="normal" officeooo:rsid="005557bc" style:font-style-asian="italic" style:font-weight-asian="normal" style:font-style-complex="italic" style:font-weight-complex="normal"/>
    </style:style>
    <style:style style:name="T43" style:family="text">
      <style:text-properties fo:language="ro" fo:country="RO" fo:font-style="italic" fo:font-weight="normal" officeooo:rsid="001b1e0e" style:font-style-asian="italic" style:font-weight-asian="normal" style:font-style-complex="italic" style:font-weight-complex="normal"/>
    </style:style>
    <style:style style:name="T44" style:family="text">
      <style:text-properties fo:language="ro" fo:country="RO" fo:font-style="italic" fo:font-weight="normal" officeooo:rsid="001d5b33" style:font-style-asian="italic" style:font-weight-asian="normal" style:font-style-complex="italic" style:font-weight-complex="normal"/>
    </style:style>
    <style:style style:name="T45" style:family="text">
      <style:text-properties fo:language="ro" fo:country="RO" fo:font-style="italic" officeooo:rsid="0027b1f2" style:font-style-asian="italic" style:font-style-complex="italic"/>
    </style:style>
    <style:style style:name="T46" style:family="text">
      <style:text-properties fo:language="ro" fo:country="RO" fo:font-style="italic" officeooo:rsid="00289175" style:font-style-asian="italic" style:font-style-complex="italic"/>
    </style:style>
    <style:style style:name="T47" style:family="text">
      <style:text-properties fo:language="ro" fo:country="RO" fo:font-style="italic" officeooo:rsid="002d7f2b" style:font-style-asian="italic" style:font-style-complex="italic"/>
    </style:style>
    <style:style style:name="T48" style:family="text">
      <style:text-properties fo:language="ro" fo:country="RO" fo:font-style="italic" fo:font-weight="bold" officeooo:rsid="001b1e0e" style:font-style-asian="italic" style:font-weight-asian="bold" style:font-style-complex="italic" style:font-weight-complex="bold"/>
    </style:style>
    <style:style style:name="T49" style:family="text">
      <style:text-properties fo:language="ro" fo:country="RO" fo:font-style="normal" fo:font-weight="normal" officeooo:rsid="00188e3b" style:font-style-asian="normal" style:font-weight-asian="normal" style:font-style-complex="normal" style:font-weight-complex="normal"/>
    </style:style>
    <style:style style:name="T50" style:family="text">
      <style:text-properties fo:language="ro" fo:country="RO" fo:font-style="normal" fo:font-weight="normal" officeooo:rsid="001946ff" style:font-style-asian="normal" style:font-weight-asian="normal" style:font-style-complex="normal" style:font-weight-complex="normal"/>
    </style:style>
    <style:style style:name="T51" style:family="text">
      <style:text-properties fo:language="ro" fo:country="RO" fo:font-style="normal" fo:font-weight="normal" officeooo:rsid="001b1e0e" style:font-style-asian="normal" style:font-weight-asian="normal" style:font-style-complex="normal" style:font-weight-complex="normal"/>
    </style:style>
    <style:style style:name="T52" style:family="text">
      <style:text-properties fo:language="ro" fo:country="RO" fo:font-style="normal" fo:font-weight="normal" officeooo:rsid="001d5b33" style:font-style-asian="normal" style:font-weight-asian="normal" style:font-style-complex="normal" style:font-weight-complex="normal"/>
    </style:style>
    <style:style style:name="T53" style:family="text">
      <style:text-properties fo:language="ro" fo:country="RO" fo:font-style="normal" fo:font-weight="normal" officeooo:rsid="001da28d" style:font-style-asian="normal" style:font-weight-asian="normal" style:font-style-complex="normal" style:font-weight-complex="normal"/>
    </style:style>
    <style:style style:name="T54" style:family="text">
      <style:text-properties fo:language="ro" fo:country="RO" fo:font-style="normal" fo:font-weight="normal" officeooo:rsid="001e6e20" style:font-style-asian="normal" style:font-weight-asian="normal" style:font-style-complex="normal" style:font-weight-complex="normal"/>
    </style:style>
    <style:style style:name="T55" style:family="text">
      <style:text-properties fo:language="ro" fo:country="RO" fo:font-style="normal" fo:font-weight="normal" officeooo:rsid="001ea2f6" style:font-style-asian="normal" style:font-weight-asian="normal" style:font-style-complex="normal" style:font-weight-complex="normal"/>
    </style:style>
    <style:style style:name="T56" style:family="text">
      <style:text-properties fo:language="ro" fo:country="RO" fo:font-style="normal" fo:font-weight="normal" officeooo:rsid="0020bdc5" style:font-style-asian="normal" style:font-weight-asian="normal" style:font-style-complex="normal" style:font-weight-complex="normal"/>
    </style:style>
    <style:style style:name="T57" style:family="text">
      <style:text-properties fo:language="ro" fo:country="RO" fo:font-style="normal" fo:font-weight="normal" officeooo:rsid="0020c297" style:font-style-asian="normal" style:font-weight-asian="normal" style:font-style-complex="normal" style:font-weight-complex="normal"/>
    </style:style>
    <style:style style:name="T58" style:family="text">
      <style:text-properties fo:language="ro" fo:country="RO" fo:font-style="normal" fo:font-weight="normal" officeooo:rsid="00216652" style:font-style-asian="normal" style:font-weight-asian="normal" style:font-style-complex="normal" style:font-weight-complex="normal"/>
    </style:style>
    <style:style style:name="T59" style:family="text">
      <style:text-properties fo:language="ro" fo:country="RO" fo:font-style="normal" fo:font-weight="normal" officeooo:rsid="0021f8c7" style:font-style-asian="normal" style:font-weight-asian="normal" style:font-style-complex="normal" style:font-weight-complex="normal"/>
    </style:style>
    <style:style style:name="T60" style:family="text">
      <style:text-properties fo:language="ro" fo:country="RO" fo:font-style="normal" fo:font-weight="normal" officeooo:rsid="0023b2ab" style:font-style-asian="normal" style:font-weight-asian="normal" style:font-style-complex="normal" style:font-weight-complex="normal"/>
    </style:style>
    <style:style style:name="T61" style:family="text">
      <style:text-properties fo:language="ro" fo:country="RO" fo:font-style="normal" fo:font-weight="normal" officeooo:rsid="003079b2" style:font-style-asian="normal" style:font-weight-asian="normal" style:font-style-complex="normal" style:font-weight-complex="normal"/>
    </style:style>
    <style:style style:name="T62" style:family="text">
      <style:text-properties fo:language="ro" fo:country="RO" fo:font-style="normal" fo:font-weight="normal" officeooo:rsid="00459a60" style:font-style-asian="normal" style:font-weight-asian="normal" style:font-style-complex="normal" style:font-weight-complex="normal"/>
    </style:style>
    <style:style style:name="T63" style:family="text">
      <style:text-properties fo:language="ro" fo:country="RO" fo:font-style="normal" fo:font-weight="normal" officeooo:rsid="00460bf5" style:font-style-asian="normal" style:font-weight-asian="normal" style:font-style-complex="normal" style:font-weight-complex="normal"/>
    </style:style>
    <style:style style:name="T64" style:family="text">
      <style:text-properties fo:language="ro" fo:country="RO" fo:font-style="normal" fo:font-weight="normal" officeooo:rsid="0046f519" style:font-style-asian="normal" style:font-weight-asian="normal" style:font-style-complex="normal" style:font-weight-complex="normal"/>
    </style:style>
    <style:style style:name="T65" style:family="text">
      <style:text-properties fo:language="ro" fo:country="RO" fo:font-style="normal" fo:font-weight="normal" officeooo:rsid="004a2c7f" style:font-style-asian="normal" style:font-weight-asian="normal" style:font-style-complex="normal" style:font-weight-complex="normal"/>
    </style:style>
    <style:style style:name="T66" style:family="text">
      <style:text-properties fo:language="ro" fo:country="RO" fo:font-style="normal" fo:font-weight="normal" officeooo:rsid="004a7aad" style:font-style-asian="normal" style:font-weight-asian="normal" style:font-style-complex="normal" style:font-weight-complex="normal"/>
    </style:style>
    <style:style style:name="T67" style:family="text">
      <style:text-properties fo:language="ro" fo:country="RO" fo:font-style="normal" fo:font-weight="normal" officeooo:rsid="005557bc" style:font-style-asian="normal" style:font-weight-asian="normal" style:font-style-complex="normal" style:font-weight-complex="normal"/>
    </style:style>
    <style:style style:name="T68" style:family="text">
      <style:text-properties fo:language="ro" fo:country="RO" fo:font-style="normal" fo:font-weight="normal" officeooo:rsid="00557fef" style:font-style-asian="normal" style:font-weight-asian="normal" style:font-style-complex="normal" style:font-weight-complex="normal"/>
    </style:style>
    <style:style style:name="T69" style:family="text">
      <style:text-properties fo:language="ro" fo:country="RO" fo:font-style="normal" fo:font-weight="bold" officeooo:rsid="001b1e0e" style:font-style-asian="normal" style:font-weight-asian="bold" style:font-style-complex="normal" style:font-weight-complex="bold"/>
    </style:style>
    <style:style style:name="T70" style:family="text">
      <style:text-properties fo:language="ro" fo:country="RO" fo:font-style="normal" fo:font-weight="bold" officeooo:rsid="001e6e20" style:font-style-asian="normal" style:font-weight-asian="bold" style:font-style-complex="normal" style:font-weight-complex="bold"/>
    </style:style>
    <style:style style:name="T71" style:family="text">
      <style:text-properties fo:language="ro" fo:country="RO" fo:font-style="normal" fo:font-weight="bold" officeooo:rsid="001ea2f6" style:font-style-asian="normal" style:font-weight-asian="bold" style:font-style-complex="normal" style:font-weight-complex="bold"/>
    </style:style>
    <style:style style:name="T72" style:family="text">
      <style:text-properties fo:language="ro" fo:country="RO" fo:font-style="normal" fo:font-weight="bold" officeooo:rsid="0020c297" style:font-style-asian="normal" style:font-weight-asian="bold" style:font-style-complex="normal" style:font-weight-complex="bold"/>
    </style:style>
    <style:style style:name="T73" style:family="text">
      <style:text-properties fo:language="ro" fo:country="RO" fo:font-style="normal" fo:font-weight="bold" officeooo:rsid="0021f8c7" style:font-style-asian="normal" style:font-weight-asian="bold" style:font-style-complex="normal" style:font-weight-complex="bold"/>
    </style:style>
    <style:style style:name="T74" style:family="text">
      <style:text-properties fo:language="ro" fo:country="RO" fo:font-style="normal" fo:font-weight="bold" officeooo:rsid="00459a60" style:font-style-asian="normal" style:font-weight-asian="bold" style:font-style-complex="normal" style:font-weight-complex="bold"/>
    </style:style>
    <style:style style:name="T75" style:family="text">
      <style:text-properties fo:language="ro" fo:country="RO" fo:font-style="normal" fo:font-weight="bold" officeooo:rsid="00460bf5" style:font-style-asian="normal" style:font-weight-asian="bold" style:font-style-complex="normal" style:font-weight-complex="bold"/>
    </style:style>
    <style:style style:name="T76" style:family="text">
      <style:text-properties fo:language="ro" fo:country="RO" fo:font-style="normal" fo:font-weight="bold" officeooo:rsid="005557bc" style:font-style-asian="normal" style:font-weight-asian="bold" style:font-style-complex="normal" style:font-weight-complex="bold"/>
    </style:style>
    <style:style style:name="T77" style:family="text">
      <style:text-properties fo:language="ro" fo:country="RO" fo:font-style="normal" officeooo:rsid="00289175" style:font-style-asian="normal" style:font-style-complex="normal"/>
    </style:style>
    <style:style style:name="T78" style:family="text">
      <style:text-properties fo:language="ro" fo:country="RO" fo:font-style="normal" officeooo:rsid="0029346c" style:font-style-asian="normal" style:font-style-complex="normal"/>
    </style:style>
    <style:style style:name="T79" style:family="text">
      <style:text-properties fo:language="ro" fo:country="RO" fo:font-style="normal" officeooo:rsid="002ad5e6" style:font-style-asian="normal" style:font-style-complex="normal"/>
    </style:style>
    <style:style style:name="T80" style:family="text">
      <style:text-properties fo:language="ro" fo:country="RO" fo:font-style="normal" officeooo:rsid="002c3b22" style:font-style-asian="normal" style:font-style-complex="normal"/>
    </style:style>
    <style:style style:name="T81" style:family="text">
      <style:text-properties fo:language="ro" fo:country="RO" fo:font-style="normal" officeooo:rsid="002d7f2b" style:font-style-asian="normal" style:font-style-complex="normal"/>
    </style:style>
    <style:style style:name="T82" style:family="text">
      <style:text-properties fo:language="ro" fo:country="RO" officeooo:rsid="001946ff"/>
    </style:style>
    <style:style style:name="T83" style:family="text">
      <style:text-properties fo:language="ro" fo:country="RO" officeooo:rsid="001b1e0e"/>
    </style:style>
    <style:style style:name="T84" style:family="text">
      <style:text-properties fo:language="ro" fo:country="RO" officeooo:rsid="0027b1f2"/>
    </style:style>
    <style:style style:name="T85" style:family="text">
      <style:text-properties fo:language="ro" fo:country="RO" officeooo:rsid="002f6cc5"/>
    </style:style>
    <style:style style:name="T86" style:family="text">
      <style:text-properties fo:language="ro" fo:country="RO" officeooo:rsid="002f9cb7"/>
    </style:style>
    <style:style style:name="T87" style:family="text">
      <style:text-properties fo:language="ro" fo:country="RO" officeooo:rsid="004ac050"/>
    </style:style>
    <style:style style:name="T88" style:family="text">
      <style:text-properties fo:language="ro" fo:country="RO" officeooo:rsid="004c97f4"/>
    </style:style>
    <style:style style:name="T89" style:family="text">
      <style:text-properties fo:language="ro" fo:country="RO" officeooo:rsid="003da81d"/>
    </style:style>
    <style:style style:name="T90" style:family="text">
      <style:text-properties fo:language="ro" fo:country="RO" officeooo:rsid="0050a0d6"/>
    </style:style>
    <style:style style:name="T91" style:family="text">
      <style:text-properties fo:language="ro" fo:country="RO" officeooo:rsid="005ded92"/>
    </style:style>
    <style:style style:name="T92" style:family="text">
      <style:text-properties fo:language="ro" fo:country="RO" officeooo:rsid="005f026f"/>
    </style:style>
    <style:style style:name="T93" style:family="text">
      <style:text-properties fo:font-weight="normal" style:font-weight-asian="normal" style:font-weight-complex="normal"/>
    </style:style>
    <style:style style:name="T94" style:family="text">
      <style:text-properties fo:font-weight="normal" officeooo:rsid="003659c6" style:font-weight-asian="normal" style:font-weight-complex="normal"/>
    </style:style>
    <style:style style:name="T95" style:family="text">
      <style:text-properties fo:font-weight="normal" officeooo:rsid="00380409" style:font-weight-asian="normal" style:font-weight-complex="normal"/>
    </style:style>
    <style:style style:name="T96" style:family="text">
      <style:text-properties fo:font-weight="normal" officeooo:rsid="00435a0d" style:font-weight-asian="normal" style:font-weight-complex="normal"/>
    </style:style>
    <style:style style:name="T97" style:family="text">
      <style:text-properties fo:font-weight="normal" officeooo:rsid="00548b4d" style:font-weight-asian="normal" style:font-weight-complex="normal"/>
    </style:style>
    <style:style style:name="T98" style:family="text">
      <style:text-properties fo:language="en" fo:country="US" fo:font-style="normal" fo:font-weight="normal" officeooo:rsid="001d5b33" style:font-style-asian="normal" style:font-weight-asian="normal" style:font-style-complex="normal" style:font-weight-complex="normal"/>
    </style:style>
    <style:style style:name="T99" style:family="text">
      <style:text-properties fo:language="en" fo:country="US" fo:font-style="normal" officeooo:rsid="0029346c" style:font-style-asian="normal" style:font-style-complex="normal"/>
    </style:style>
    <style:style style:name="T100" style:family="text">
      <style:text-properties fo:language="en" fo:country="US" fo:font-style="italic" officeooo:rsid="0029346c" style:font-style-asian="italic" style:font-style-complex="italic"/>
    </style:style>
    <style:style style:name="T101" style:family="text">
      <style:text-properties fo:language="en" fo:country="US" officeooo:rsid="0029346c"/>
    </style:style>
    <style:style style:name="T102" style:family="text">
      <style:text-properties fo:language="en" fo:country="US" fo:font-weight="normal" officeooo:rsid="005557bc" style:font-weight-asian="normal" style:font-weight-complex="normal"/>
    </style:style>
    <style:style style:name="T103" style:family="text">
      <style:text-properties fo:language="en" fo:country="US" fo:font-weight="normal" officeooo:rsid="005c4f02" style:font-weight-asian="normal" style:font-weight-complex="normal"/>
    </style:style>
    <style:style style:name="T104" style:family="text">
      <style:text-properties fo:language="en" fo:country="US" fo:font-weight="bold" officeooo:rsid="00548b4d" style:font-weight-asian="bold" style:font-weight-complex="bold"/>
    </style:style>
    <style:style style:name="T105" style:family="text">
      <style:text-properties officeooo:rsid="0029346c"/>
    </style:style>
    <style:style style:name="T106" style:family="text">
      <style:text-properties officeooo:rsid="003659c6"/>
    </style:style>
    <style:style style:name="T107" style:family="text">
      <style:text-properties officeooo:rsid="003da81d"/>
    </style:style>
    <style:style style:name="T108" style:family="text">
      <style:text-properties officeooo:rsid="0048f115"/>
    </style:style>
    <style:style style:name="T109" style:family="text">
      <style:text-properties officeooo:rsid="006216b4"/>
    </style:style>
    <style:style style:name="T110" style:family="text">
      <style:text-properties officeooo:rsid="00630d2a"/>
    </style:style>
    <style:style style:name="T111" style:family="text">
      <style:text-properties officeooo:rsid="006455a0"/>
    </style:style>
    <style:style style:name="T112" style:family="text">
      <style:text-properties fo:color="#808000" style:font-name="Courier New" fo:font-size="9pt" style:font-name-asian="Courier New" style:font-size-asian="9pt" style:font-name-complex="Courier New" style:font-size-complex="9pt"/>
    </style:style>
    <style:style style:name="T113" style:family="text">
      <style:text-properties fo:color="#000080" style:font-name="Courier New" fo:font-size="9pt" fo:font-weight="bold" style:font-name-asian="Courier New" style:font-size-asian="9pt" style:font-weight-asian="bold" style:font-name-complex="Courier New" style:font-size-complex="9pt" style:font-weight-complex="bold"/>
    </style:style>
    <style:style style:name="T114" style:family="text">
      <style:text-properties fo:color="#000000" style:font-name="Courier New" fo:font-size="9pt" style:font-name-asian="Courier New" style:font-size-asian="9pt" style:font-name-complex="Courier New" style:font-size-complex="9pt"/>
    </style:style>
    <style:style style:name="T115" style:family="text">
      <style:text-properties fo:color="#660e7a" style:font-name="Courier New" fo:font-size="9pt" fo:font-weight="bold" style:font-name-asian="Courier New" style:font-size-asian="9pt" style:font-weight-asian="bold" style:font-name-complex="Courier New" style:font-size-complex="9pt" style:font-weight-complex="bold"/>
    </style:style>
    <style:style style:name="T116" style:family="text">
      <style:text-properties style:font-name="Lucida Console"/>
    </style:style>
    <style:style style:name="T117" style:family="text">
      <style:text-properties fo:color="#008000" style:font-name="Courier New" fo:font-size="9pt" fo:font-weight="bold" style:font-name-asian="Courier New" style:font-size-asian="9pt" style:font-weight-asian="bold" style:font-name-complex="Courier New" style:font-size-complex="9pt" style:font-weight-complex="bold"/>
    </style:style>
    <style:style style:name="T118" style:family="text">
      <style:text-properties fo:color="#000000" style:font-name="Courier New" fo:font-size="9pt" fo:font-style="italic" style:font-name-asian="Courier New" style:font-size-asian="9pt" style:font-style-asian="italic" style:font-name-complex="Courier New" style:font-size-complex="9pt" style:font-style-complex="italic"/>
    </style:style>
    <style:style style:name="T119" style:family="text">
      <style:text-properties fo:color="#660e7a" style:font-name="Courier New" fo:font-size="9pt" fo:font-style="italic" fo:font-weight="bold" style:font-name-asian="Courier New" style:font-size-asian="9pt" style:font-style-asian="italic" style:font-weight-asian="bold" style:font-name-complex="Courier New" style:font-size-complex="9pt" style:font-style-complex="italic" style:font-weight-complex="bold"/>
    </style:style>
    <style:style style:name="T120" style:family="text">
      <style:text-properties fo:color="#20999d" style:font-name="Courier New" fo:font-size="9pt" style:font-name-asian="Courier New" style:font-size-asian="9pt" style:font-name-complex="Courier New" style:font-size-complex="9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draw:shadow-opacity="100%">
        <style:columns fo:column-count="1" fo:column-gap="0in"/>
      </style:graphic-properties>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draw:shadow-opacity="100%"/>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3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104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916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843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2.833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333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983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6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0.333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1.700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1.8425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559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4">UNIVERSITATEA DIN <text:span text:style-name="T1">BUCUREȘTI</text:span></text:p>
      <text:p text:style-name="P3">FACULTATEA DE MATEMATICĂ <text:span text:style-name="T1">ȘI</text:span> INFORMATICĂ</text:p>
      <text:p text:style-name="P4">DOMENIUL DE LICENȚĂ INFORMATICĂ</text:p>
      <text:p text:style-name="P3"/>
      <text:p text:style-name="P3"/>
      <text:p text:style-name="P3"/>
      <text:p text:style-name="P3"/>
      <text:p text:style-name="P3"/>
      <text:p text:style-name="P7">REFERAT</text:p>
      <text:p text:style-name="P7">Parsarea <text:span text:style-name="T2">fișierelor</text:span> XML folosind Java</text:p>
      <text:p text:style-name="P3"/>
      <text:p text:style-name="P3"/>
      <text:p text:style-name="P3"/>
      <text:p text:style-name="P3"/>
      <text:p text:style-name="P3"/>
      <text:p text:style-name="P3"/>
      <text:p text:style-name="P8"/>
      <text:p text:style-name="P8"/>
      <text:p text:style-name="P9">STUDENT</text:p>
      <text:p text:style-name="P10">Roșcăneanu George</text:p>
      <text:p text:style-name="P6"/>
      <text:p text:style-name="P6"/>
      <text:p text:style-name="P6"/>
      <text:p text:style-name="P5">BUCUREȘTI</text:p>
      <text:p text:style-name="P5"><text:span text:style-name="T3">Martie</text:span><text:span text:style-name="T4"> 201</text:span><text:span text:style-name="T3">8</text:span></text:p>
      <text:p text:style-name="P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7"><text:a xlink:type="simple" xlink:href="#__RefHeading___Toc25866_3888526710" text:style-name="Index_20_Link" text:visited-style-name="Index_20_Link">Introducere<text:tab/>3</text:a></text:p>
          <text:p text:style-name="P28"><text:a xlink:type="simple" xlink:href="#__RefHeading___Toc25870_3888526710" text:style-name="Index_20_Link" text:visited-style-name="Index_20_Link">Motivația<text:tab/>3</text:a></text:p>
          <text:p text:style-name="P27"><text:a xlink:type="simple" xlink:href="#__RefHeading___Toc25868_3888526710" text:style-name="Index_20_Link" text:visited-style-name="Index_20_Link">Descrierea generală a infrastructurii JAXB<text:tab/>3</text:a></text:p>
          <text:p text:style-name="P27"><text:a xlink:type="simple" xlink:href="#__RefHeading___Toc1300_2529522652" text:style-name="Index_20_Link" text:visited-style-name="Index_20_Link">Definirea unui element în Java<text:tab/>3</text:a></text:p>
          <text:p text:style-name="P28"><text:a xlink:type="simple" xlink:href="#__RefHeading___Toc1534_2529522652" text:style-name="Index_20_Link" text:visited-style-name="Index_20_Link">Definirea explicită a numelor elementelor și atributelor<text:tab/>5</text:a></text:p>
          <text:p text:style-name="P28"><text:a xlink:type="simple" xlink:href="#__RefHeading___Toc2000_2529522652" text:style-name="Index_20_Link" text:visited-style-name="Index_20_Link">Explicarea adnotării @XmlValue<text:tab/>5</text:a></text:p>
          <text:p text:style-name="P28"><text:a xlink:type="simple" xlink:href="#__RefHeading___Toc1780_2529522652" text:style-name="Index_20_Link" text:visited-style-name="Index_20_Link">Definirea colecțiilor de subelemente<text:tab/>6</text:a></text:p>
          <text:p text:style-name="P27"><text:a xlink:type="simple" xlink:href="#__RefHeading___Toc1541_2089914980" text:style-name="Index_20_Link" text:visited-style-name="Index_20_Link">Convertirea din Java în XML<text:tab/>6</text:a></text:p>
          <text:p text:style-name="P27"><text:a xlink:type="simple" xlink:href="#__RefHeading___Toc1992_2500206437" text:style-name="Index_20_Link" text:visited-style-name="Index_20_Link">Convertirea din XML în Java<text:tab/>7</text:a></text:p>
          <text:p text:style-name="P27"><text:a xlink:type="simple" xlink:href="#__RefHeading___Toc730_2089914980" text:style-name="Index_20_Link" text:visited-style-name="Index_20_Link">Bibliografie<text:tab/>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3" text:outline-level="1" text:is-list-header="true"><text:bookmark-start text:name="__RefHeading___Toc25866_3888526710"/><text:soft-page-break/>Introducere<text:bookmark-end text:name="__RefHeading___Toc25866_3888526710"/></text:h>
      <text:h text:style-name="P40" text:outline-level="2" text:is-list-header="true"><text:bookmark-start text:name="__RefHeading___Toc25870_3888526710"/>Motivația<text:bookmark-end text:name="__RefHeading___Toc25870_3888526710"/></text:h>
      <text:p text:style-name="Text_20_body"><text:tab/>Am ales aceast<text:span text:style-name="T111">ă</text:span> temă deoarece am <text:span text:style-name="T110">folo</text:span>si<text:span text:style-name="T110">t</text:span> personal Java pentru a parsa <text:span text:style-name="T5">un fișier </text:span>XML și mi-a plăcut funcționalitatea care a fost pus<text:span text:style-name="T111">ă</text:span> la dispozi<text:span text:style-name="T111">ț</text:span>ie din start în JDK, neavând nevoie s<text:span text:style-name="T6">ă mai</text:span> adaug alte libr<text:span text:style-name="T5">ă</text:span>rii.</text:p>
      <text:p text:style-name="P11"><text:tab/><text:span text:style-name="T5">Am fost foarte mulțumit de cât de ușor a fost să definesc elementele XML care doream să fie parsate, și de cât de repede reușește acest lucru.</text:span></text:p>
      <text:h text:style-name="P34" text:outline-level="1" text:is-list-header="true"><text:bookmark-start text:name="__RefHeading___Toc25868_3888526710"/>Descrierea <text:span text:style-name="T7">generală a infrastructurii JAXB</text:span><text:bookmark-end text:name="__RefHeading___Toc25868_3888526710"/></text:h>
      <text:p text:style-name="P12"><text:tab/>Java Architecture for XML Binding (JAXB) <text:span text:style-name="T7">este o infrastructură software care le permite programatorilor să creeze clase Java care reprezintă nodurile dintr-un fișier XML. </text:span></text:p>
      <text:p text:style-name="P12"><text:tab/><text:span text:style-name="T7">Cele două facilități principale ale JAXB-ului sunt:</text:span></text:p>
      <text:list xml:id="list2391633672" text:style-name="L1">
        <text:list-item>
          <text:p text:style-name="P30"><text:span text:style-name="T8">marshaling</text:span> : <text:span text:style-name="T11">capabilitatea de a scrie obiecte Java în formatul XML</text:span></text:p>
        </text:list-item>
        <text:list-item>
          <text:p text:style-name="P31"><text:span text:style-name="T12">unmarshaling </text:span><text:span text:style-name="T18">: capabilitatea de a folosi un fișier(sau string, sau InputStream) XML ca să creeze obiecte Java</text:span></text:p>
        </text:list-item>
      </text:list>
      <text:p text:style-name="P20"><text:tab/>Această infrastructură este deja inclusă în Java SE Development Kit 8u161. Nu este necesară descărcarea unei librării secundare de parsare a fișierelor XML.</text:p>
      <text:p text:style-name="P13"><text:span text:style-name="T19"><text:tab/>Cantitatea de cod necesară pentru a scrie clase care să fie folosite la </text:span><text:span text:style-name="T35">mashalling </text:span><text:span text:style-name="T19">și </text:span><text:span text:style-name="T35">unmarshalling </text:span><text:span text:style-name="T19">este relativ foarte mică în comparație cu implementările făcute de mână. </text:span></text:p>
      <text:p text:style-name="P13"><text:span text:style-name="T19"><text:tab/>Viteza </text:span><text:span text:style-name="T20">de</text:span><text:span text:style-name="T19"> procesare este de-asemenea foarte satisfăcătoare. </text:span><text:span text:style-name="T20">De exemplu timpul necesar pentru a face </text:span><text:span text:style-name="T36">unmarshaling</text:span><text:span text:style-name="T49"> pe un fișier XML de 111 KB unde sunt definite 29 de tipuri de elemente unice și adâncimea cea mai mare a unei element este 5 este de aproximativ 100-200 de ms.</text:span></text:p>
      <text:p text:style-name="P13"><text:span text:style-name="T49"><text:tab/>În clasele Java, care vor fi folosite de către JAXB, pot fi definite </text:span><text:span text:style-name="T50">în mod </text:span><text:span text:style-name="T49">practic un număr nelimitat de </text:span><text:span text:style-name="T50">atribute și sub elemente ale elementului definit de către clasă.</text:span></text:p>
      <text:h text:style-name="P35" text:outline-level="1" text:is-list-header="true"><text:bookmark-start text:name="__RefHeading___Toc1300_2529522652"/>Definirea unui element în Java<text:bookmark-end text:name="__RefHeading___Toc1300_2529522652"/></text:h>
      <text:p text:style-name="P15"><draw:frame draw:style-name="fr1" draw:name="Frame1" text:anchor-type="paragraph" svg:x="4.5902in" svg:y="0.0402in" svg:width="1.9575in" draw:z-index="0"><draw:text-box fo:min-height="1.6075in"><text:p text:style-name="Figura"><draw:frame text:anchor-type="paragraph" draw:z-index="1" draw:name="Shape1" draw:style-name="gr1" draw:text-style-name="P47" svg:width="1.7398in" svg:height="1.3024in" svg:x="0.0874in" svg:y="0in"><draw:text-box><text:p text:style-name="P46"><text:span text:style-name="T112">@XmlRootElement</text:span><text:span text:style-name="T112"><text:line-break/></text:span><text:span text:style-name="T113">public class </text:span><text:span text:style-name="T114">Customer {</text:span><text:span text:style-name="T114"><text:line-break/></text:span><text:span text:style-name="T114"> <text:s text:c="3"/></text:span><text:span text:style-name="T112">@XmlAttribute</text:span><text:span text:style-name="T112"><text:line-break/></text:span><text:span text:style-name="T112"> <text:s text:c="3"/></text:span><text:span text:style-name="T114">String </text:span><text:span text:style-name="T115">name</text:span><text:span text:style-name="T114">;</text:span><text:span text:style-name="T114"><text:line-break/></text:span><text:span text:style-name="T114"> <text:s text:c="3"/></text:span><text:span text:style-name="T112">@XmlElement</text:span><text:span text:style-name="T112"><text:line-break/></text:span><text:span text:style-name="T112"> <text:s text:c="3"/></text:span><text:span text:style-name="T113">int </text:span><text:span text:style-name="T115">age</text:span><text:span text:style-name="T114">;</text:span><text:span text:style-name="T114"><text:line-break/></text:span><text:span text:style-name="T114"> <text:s text:c="3"/></text:span><text:span text:style-name="T112">@XmlElement</text:span><text:span text:style-name="T112"><text:line-break/></text:span><text:span text:style-name="T112"> <text:s text:c="3"/></text:span><text:span text:style-name="T113">int </text:span><text:span text:style-name="T115">id</text:span><text:span text:style-name="T114">;</text:span><text:span text:style-name="T114"><text:line-break/></text:span><text:span text:style-name="T114">}</text:span></text:p></draw:text-box></draw:frame>Figura <text:sequence text:ref-name="refFigura0" text:name="Figura" text:formula="ooow:Figura+1" style:num-format="1">1</text:sequence></text:p></draw:text-box></draw:frame><text:span text:style-name="T82"><text:tab/></text:span><text:span text:style-name="T83">Elementele XML care sunt definite în Java au nevoie de ceva numit </text:span><text:span text:style-name="T48">Java annotation </text:span><text:span text:style-name="T51">(adnotare Java). Adnotările sunt texte care au la începutul lor simbolul </text:span><text:span text:style-name="T69">@</text:span><text:span text:style-name="T51">. JAXB se folosește de aceste adnotări </text:span><text:soft-page-break/><text:span text:style-name="T51">definite de către programator ca să știe cum sunt definite fiecare dintre sub elementele și atributele unui element XML.</text:span></text:p>
      <text:p text:style-name="P16"><draw:frame draw:style-name="fr2" draw:name="Frame2" text:anchor-type="paragraph" svg:x="2.7925in" svg:y="0.5008in" svg:width="3.6362in" draw:z-index="2"><draw:text-box fo:min-height="1.1047in"><text:p text:style-name="Figura"><draw:frame text:anchor-type="paragraph" draw:z-index="3" draw:name="Shape2" draw:style-name="gr2" draw:text-style-name="P48" svg:width="3.6358in" svg:height="1.1043in" svg:x="-0.0209in" svg:y="0in"><draw:text-box><text:p><text:span text:style-name="T116">&lt;?xml version="1.0" encoding="UTF-8" standalone="yes"?&gt;</text:span></text:p><text:p><text:span text:style-name="T116">&lt;customer name="Roscaneanu George"&gt;</text:span></text:p><text:p><text:span text:style-name="T116"><text:s text:c="4"/></text:span><text:span text:style-name="T116">&lt;age&gt;24&lt;/age&gt;</text:span></text:p><text:p><text:span text:style-name="T116"><text:s text:c="4"/></text:span><text:span text:style-name="T116">&lt;id&gt;123456&lt;/id&gt;</text:span></text:p><text:p><text:span text:style-name="T116">&lt;/customer&gt;</text:span></text:p></draw:text-box></draw:frame>Figura <text:sequence text:ref-name="refFigura1" text:name="Figura" text:formula="ooow:Figura+1" style:num-format="1">2</text:sequence></text:p></draw:text-box></draw:frame><text:span text:style-name="T51"><text:tab/>De exemplu clasa </text:span><text:span text:style-name="T43">Customer</text:span><text:span text:style-name="T51"> care a fost definită în </text:span><text:span text:style-name="T51"><text:sequence-ref text:reference-format="text" text:ref-name="refFigura0">Figura 1</text:sequence-ref></text:span><text:span text:style-name="T51"><text:s/></text:span><text:span text:style-name="T52">poate fi folosită fie să genereze documentul XML definit</text:span><text:span text:style-name="T98"> </text:span><text:span text:style-name="T52">î</text:span><text:span text:style-name="T98">n </text:span><text:span text:style-name="T98"><text:sequence-ref text:reference-format="text" text:ref-name="refFigura1">Figura 2</text:sequence-ref></text:span><text:span text:style-name="T98">, </text:span><text:span text:style-name="T52">sau să parseze documentul definit în </text:span><text:span text:style-name="T98"><text:sequence-ref text:reference-format="text" text:ref-name="refFigura1">Figura 2</text:sequence-ref></text:span><text:span text:style-name="T98"><text:s/></text:span><text:span text:style-name="T52">pentru a genera un obiect de tipul </text:span><text:span text:style-name="T44">Customer</text:span><text:span text:style-name="T52"> definit în </text:span><text:span text:style-name="T51"><text:sequence-ref text:reference-format="text" text:ref-name="refFigura0">Figura 1</text:sequence-ref></text:span><text:span text:style-name="T51">.</text:span></text:p>
      <text:p text:style-name="P15"><text:span text:style-name="T51"><text:tab/></text:span><text:span text:style-name="T54">Un lucru</text:span><text:span text:style-name="T53"> care </text:span><text:span text:style-name="T54">poate fi imediat observat este într-adevăr cât de puțin cod a fost scris pentru definirea elementului.</text:span></text:p>
      <text:p text:style-name="P15"><draw:frame draw:style-name="fr2" draw:name="Frame3" text:anchor-type="paragraph" svg:x="4.1535in" svg:y="0.0555in" svg:width="2.4173in" draw:z-index="4"><draw:text-box fo:min-height="1.9173in"><text:p text:style-name="Figura"><draw:frame text:anchor-type="paragraph" draw:z-index="5" draw:name="Shape3" draw:style-name="gr3" draw:text-style-name="P49" svg:width="2.4169in" svg:height="1.9169in" svg:x="-0.0209in" svg:y="0in"><draw:text-box><text:p text:style-name="P46"><text:span text:style-name="T112">@XmlRootElement</text:span><text:span text:style-name="T112"><text:line-break/></text:span><text:span text:style-name="T113">class </text:span><text:span text:style-name="T114">Parent{</text:span><text:span text:style-name="T114"><text:line-break/></text:span><text:span text:style-name="T114"> <text:s text:c="3"/></text:span><text:span text:style-name="T112">@XmlAttribute</text:span><text:span text:style-name="T112"><text:line-break/></text:span><text:span text:style-name="T112"> <text:s text:c="3"/></text:span><text:span text:style-name="T114">String </text:span><text:span text:style-name="T115">name</text:span><text:span text:style-name="T114">;</text:span><text:span text:style-name="T114"><text:line-break/></text:span><text:span text:style-name="T114"> <text:s text:c="3"/></text:span><text:span text:style-name="T112">@XmlElement</text:span><text:span text:style-name="T112"><text:line-break/></text:span><text:span text:style-name="T112"> <text:s text:c="3"/></text:span><text:span text:style-name="T114">Child </text:span><text:span text:style-name="T115">child</text:span><text:span text:style-name="T114">;</text:span><text:span text:style-name="T114"><text:line-break/></text:span><text:span text:style-name="T114">}</text:span><text:span text:style-name="T114"><text:line-break/></text:span><text:span text:style-name="T114"><text:line-break/></text:span><text:span text:style-name="T112">@XmlRootElement</text:span><text:span text:style-name="T112"><text:line-break/></text:span><text:span text:style-name="T113">class </text:span><text:span text:style-name="T114">Child{</text:span><text:span text:style-name="T114"><text:line-break/></text:span><text:span text:style-name="T114"> <text:s text:c="3"/></text:span><text:span text:style-name="T112">@XmlAttribute</text:span><text:span text:style-name="T112"><text:line-break/></text:span><text:span text:style-name="T112"> <text:s text:c="3"/></text:span><text:span text:style-name="T114">String </text:span><text:span text:style-name="T115">name</text:span><text:span text:style-name="T114">;</text:span><text:span text:style-name="T114"><text:line-break/></text:span><text:span text:style-name="T114">}</text:span></text:p></draw:text-box></draw:frame>Figura <text:sequence text:ref-name="refFigura2" text:name="Figura" text:formula="ooow:Figura+1" style:num-format="1">3</text:sequence></text:p></draw:text-box></draw:frame><text:span text:style-name="T54"><text:tab/>La începutul clasei s-a adăugat adnotarea </text:span><text:span text:style-name="T70">@XmlRootElement</text:span><text:span text:style-name="T54">,care este folosi</text:span><text:span text:style-name="T55">tă</text:span><text:span text:style-name="T54"> ca să anunțe JAXB-ul faptul că obiectele de tipul Customer pot fi parsate ca elemente XML </text:span><text:span text:style-name="T37">customer</text:span><text:span text:style-name="T54">. </text:span></text:p>
      <text:p text:style-name="P15"><text:span text:style-name="T54"><text:tab/></text:span><text:span text:style-name="T55">O altă adnotare folosită, este </text:span><text:span text:style-name="T71">@XmlAttribute</text:span><text:span text:style-name="T55">, care este folosită pentru a defini un atribut pentru elementul </text:span><text:span text:style-name="T37">customer</text:span><text:span text:style-name="T55">. Ultima adnotare folosită este </text:span><text:span text:style-name="T71">@XmlElement</text:span><text:span text:style-name="T55">, care este folosită pentru a definii un subelement de-al lui </text:span><text:span text:style-name="T37">customer.</text:span></text:p>
      <text:p text:style-name="P15"><text:span text:style-name="T37"><text:tab/></text:span><text:span text:style-name="T56">Un lucru de observat în legătura @XmlRootElement este de ce clasa cu numele </text:span><text:span text:style-name="T38">Customer </text:span><text:span text:style-name="T56">a fost scrisă în fișierul XML ca elementul </text:span><text:span text:style-name="T38">customer</text:span><text:span text:style-name="T56">(cu litera mică, nu literă mare).</text:span></text:p>
      <text:p text:style-name="P15"><text:span text:style-name="T56"><text:tab/>Motivul de ce s-a întâmplat așa </text:span><text:span text:style-name="T57">este pentru că atunci când adnotațiile </text:span><text:span text:style-name="T72">@XmlRootElement</text:span><text:span text:style-name="T57">, </text:span><text:span text:style-name="T72">@XmlElement</text:span><text:span text:style-name="T57"> și </text:span><text:span text:style-name="T72">@XmlAttribute</text:span><text:span text:style-name="T57"> sunt folosite în forma lor implicită, token-urile pe care sunt aplicate sunt automat convertite în camel-casing(prima literă este convertită implicit într-o liter</text:span><text:span text:style-name="T58">ă</text:span><text:span text:style-name="T57"> mică).</text:span></text:p>
      <text:p text:style-name="P15"><draw:frame draw:style-name="fr2" draw:name="Frame4" text:anchor-type="paragraph" svg:x="2.7972in" svg:y="0.1028in" svg:width="3.6882in" draw:z-index="6"><draw:text-box fo:min-height="0.8445in"><text:p text:style-name="Figura"><draw:frame text:anchor-type="paragraph" draw:z-index="7" draw:name="Shape4" draw:style-name="gr4" draw:text-style-name="P48" svg:width="3.6878in" svg:height="0.8441in" svg:x="-0.0209in" svg:y="0in"><draw:text-box><text:p><text:span text:style-name="T116">&lt;?xml version="1.0" encoding="UTF-8" standalone="yes"?&gt;</text:span></text:p><text:p><text:span text:style-name="T116">&lt;parent name="Daniel"&gt;</text:span></text:p><text:p><text:span text:style-name="T116"><text:s text:c="4"/></text:span><text:span text:style-name="T116">&lt;child name="Andreea"/&gt;</text:span></text:p><text:p><text:span text:style-name="T116">&lt;/parent&gt;</text:span></text:p></draw:text-box></draw:frame>Figura <text:sequence text:ref-name="refFigura3" text:name="Figura" text:formula="ooow:Figura+1" style:num-format="1">4</text:sequence></text:p></draw:text-box></draw:frame><text:span text:style-name="T37"><text:tab/></text:span><text:span text:style-name="T59">Subelementele unui element pot fi de-asemenea și ele la rândul lor alte clase Java care au fost adnotate cu </text:span><text:span text:style-name="T73">@XmlRootElement</text:span><text:span text:style-name="T59"> ca în </text:span><text:span text:style-name="T59"><text:sequence-ref text:reference-format="text" text:ref-name="refFigura2">Figura 3</text:sequence-ref></text:span><text:span text:style-name="T59">. </text:span><text:span text:style-name="T60">Cele două clase Parent și Child pot crea fișiere XML precum cele găsite în </text:span><text:span text:style-name="T60"><text:sequence-ref text:reference-format="text" text:ref-name="refFigura3">Figura 4</text:sequence-ref></text:span><text:span text:style-name="T54"><text:tab/></text:span></text:p>
      <text:h text:style-name="P41" text:outline-level="2" text:is-list-header="true"><text:bookmark-start text:name="__RefHeading___Toc1534_2529522652"/><text:soft-page-break/>Definirea explicită a numelor elementelor și atributelor<text:bookmark-end text:name="__RefHeading___Toc1534_2529522652"/></text:h>
      <text:p text:style-name="P17"><draw:frame draw:style-name="fr2" draw:name="Frame5" text:anchor-type="paragraph" svg:x="4.1827in" svg:y="0.0346in" svg:width="2.3965in" draw:z-index="8"><draw:text-box fo:min-height="2.8346in"><text:p text:style-name="Figura"><draw:frame text:anchor-type="paragraph" draw:z-index="9" draw:name="Shape5" draw:style-name="gr5" draw:text-style-name="P50" svg:width="2.3961in" svg:height="2.8343in" svg:x="-0.0209in" svg:y="0in"><draw:text-box><text:p text:style-name="P46"><text:span text:style-name="T112">@XmlRootElement</text:span><text:span text:style-name="T112"><text:line-break/></text:span><text:span text:style-name="T113">class </text:span><text:span text:style-name="T114">Teacher{</text:span><text:span text:style-name="T114"><text:line-break/></text:span><text:span text:style-name="T114"> <text:s text:c="3"/></text:span><text:span text:style-name="T112">@XmlAttribute</text:span><text:span text:style-name="T112"><text:line-break/></text:span><text:span text:style-name="T112"> <text:s text:c="3"/></text:span><text:span text:style-name="T114">String </text:span><text:span text:style-name="T115">name</text:span><text:span text:style-name="T114">;</text:span><text:span text:style-name="T114"><text:line-break/></text:span><text:span text:style-name="T114"> <text:s text:c="3"/></text:span><text:span text:style-name="T112">@XmlElement</text:span><text:span text:style-name="T114">(name=</text:span><text:span text:style-name="T117">"class"</text:span><text:span text:style-name="T114">)</text:span><text:span text:style-name="T114"><text:line-break/></text:span><text:span text:style-name="T114"> <text:s text:c="3"/>ClassElement </text:span><text:span text:style-name="T115">classElement</text:span><text:span text:style-name="T114">;</text:span><text:span text:style-name="T114"><text:line-break/></text:span><text:span text:style-name="T114">}</text:span><text:span text:style-name="T114"><text:line-break/></text:span><text:span text:style-name="T112">@XmlRootElement</text:span><text:span text:style-name="T114">(name=</text:span><text:span text:style-name="T117">"class"</text:span><text:span text:style-name="T114">)</text:span><text:span text:style-name="T114"><text:line-break/></text:span><text:span text:style-name="T113">class </text:span><text:span text:style-name="T114">ClassElement{</text:span><text:span text:style-name="T114"><text:line-break/></text:span><text:span text:style-name="T114"> <text:s text:c="3"/></text:span><text:span text:style-name="T112">@XmlAttribute</text:span><text:span text:style-name="T112"><text:line-break/></text:span><text:span text:style-name="T112"> <text:s text:c="3"/></text:span><text:span text:style-name="T114">String </text:span><text:span text:style-name="T115">name</text:span><text:span text:style-name="T114">;</text:span><text:span text:style-name="T114"><text:line-break/></text:span><text:span text:style-name="T114"> <text:s text:c="3"/></text:span><text:span text:style-name="T112">@XmlElement</text:span><text:span text:style-name="T114">(name=</text:span><text:span text:style-name="T117">"Student"</text:span><text:span text:style-name="T114">)</text:span><text:span text:style-name="T114"><text:line-break/></text:span><text:span text:style-name="T114"> <text:s text:c="3"/>Student </text:span><text:span text:style-name="T115">student</text:span><text:span text:style-name="T114">;</text:span><text:span text:style-name="T114"><text:line-break/></text:span><text:span text:style-name="T114">}</text:span><text:span text:style-name="T114"><text:line-break/></text:span><text:span text:style-name="T114"><text:line-break/></text:span><text:span text:style-name="T112">@XmlRootElement</text:span><text:span text:style-name="T114">(name=</text:span><text:span text:style-name="T117">"Student"</text:span><text:span text:style-name="T114">)</text:span><text:span text:style-name="T114"><text:line-break/></text:span><text:span text:style-name="T113">class </text:span><text:span text:style-name="T114">Student{</text:span><text:span text:style-name="T114"><text:line-break/></text:span><text:span text:style-name="T114"> <text:s text:c="3"/></text:span><text:span text:style-name="T112">@XmlAttribute</text:span><text:span text:style-name="T112"><text:line-break/></text:span><text:span text:style-name="T112"> <text:s text:c="3"/></text:span><text:span text:style-name="T114">String </text:span><text:span text:style-name="T115">name</text:span><text:span text:style-name="T114">;</text:span><text:span text:style-name="T114"><text:line-break/></text:span><text:span text:style-name="T114">}</text:span></text:p></draw:text-box></draw:frame>Figura <text:sequence text:ref-name="refFigura4" text:name="Figura" text:formula="ooow:Figura+1" style:num-format="1">5</text:sequence></text:p></draw:text-box></draw:frame><text:span text:style-name="T84"><text:tab/>Există situații când un XML trebuie să conține nume care au explicit prima literă o majusculă sau pur și simplu nu se poate definii un obiect sau clasă cu un cuvânt anume deoarece acela este un cuvânt cheie al sintaxei Java (de exemplu cuvântul </text:span><text:span text:style-name="T45">class</text:span><text:span text:style-name="T77">)</text:span><text:span text:style-name="T45">.</text:span></text:p>
      <text:p text:style-name="P17"><text:span text:style-name="T45"><text:tab/></text:span><text:span text:style-name="T77">În </text:span><text:span text:style-name="T77"><text:sequence-ref text:reference-format="text" text:ref-name="refFigura4">Figura 5</text:sequence-ref></text:span><text:span text:style-name="T77"><text:s/>a fost definit elementul </text:span><text:span text:style-name="T46">Student</text:span><text:span text:style-name="T77">(atenție la faptul că </text:span><text:span text:style-name="T46">Student</text:span><text:span text:style-name="T77"> este scris cu literă mare explicit), elementul </text:span><text:span text:style-name="T46">class</text:span><text:span text:style-name="T77">(cuvântul </text:span><text:span text:style-name="T46">class</text:span><text:span text:style-name="T77"> face parte din lista de cuvinte cheie a limbajului Java, deci acesta a trebuit să fie și el declarat explicit) și elementul </text:span><text:span text:style-name="T46">teacher</text:span><text:span text:style-name="T77">.</text:span></text:p>
      <text:p text:style-name="P21"><draw:frame draw:style-name="fr2" draw:name="Frame6" text:anchor-type="paragraph" svg:x="2.0055in" svg:y="0.6772in" svg:width="4.5736in" draw:z-index="10"><draw:text-box fo:min-height="1.5681in"><text:p text:style-name="Figura"><draw:frame text:anchor-type="paragraph" draw:z-index="11" draw:name="Shape6" draw:style-name="gr6" draw:text-style-name="P48" svg:width="4.5732in" svg:height="1.3343in" svg:x="-0.0209in" svg:y="-0.0209in"><draw:text-box><text:p><text:span text:style-name="T116">&lt;?xml version="1.0" encoding="UTF-8" standalone="yes"?&gt;</text:span></text:p><text:p><text:span text:style-name="T116">&lt;teacher name="Popescu Dan"&gt;</text:span></text:p><text:p><text:span text:style-name="T116"><text:s text:c="4"/></text:span><text:span text:style-name="T116">&lt;class name="Informatica"&gt;</text:span></text:p><text:p><text:span text:style-name="T116"><text:s text:c="8"/></text:span><text:span text:style-name="T116">&lt;Student name="Roscaneanu George"/&gt;</text:span></text:p><text:p><text:span text:style-name="T116"><text:s text:c="4"/></text:span><text:span text:style-name="T116">&lt;/class&gt;</text:span></text:p><text:p><text:span text:style-name="T116">&lt;/teacher&gt;</text:span></text:p></draw:text-box></draw:frame>Figura <text:sequence text:ref-name="refFigura5" text:name="Figura" text:formula="ooow:Figura+1" style:num-format="1">6</text:sequence></text:p></draw:text-box></draw:frame><text:tab/>Ce este interesant de observat, este pentru ca obiectele Java să fie transformate corect în elemente XML, atunci în clasa lor trebuie să definim până și subelementele lor cu numele explicite dorite.</text:p>
      <text:p text:style-name="P17"><text:span text:style-name="T77"><text:tab/>În </text:span><text:span text:style-name="T77"><text:sequence-ref text:reference-format="text" text:ref-name="refFigura5">Figura 6</text:sequence-ref></text:span><text:span text:style-name="T77"><text:s/>se poate observa cum elementele </text:span><text:span text:style-name="T46">class </text:span><text:span text:style-name="T77">și </text:span><text:span text:style-name="T46">Student</text:span><text:span text:style-name="T77"> au fost create cu numele lor explicite din Java, în timp ce clasei </text:span><text:span text:style-name="T46">Teacher</text:span><text:span text:style-name="T77"> ia fost asignat în mod explicit numele de element </text:span><text:span text:style-name="T46">teacher</text:span><text:span text:style-name="T77">.</text:span></text:p>
      <text:h text:style-name="P42" text:outline-level="2" text:is-list-header="true"><draw:frame draw:style-name="fr3" draw:name="Frame9" text:anchor-type="paragraph" svg:x="4.5783in" svg:y="0.1791in" svg:width="2.3236in" draw:z-index="16"><draw:text-box fo:min-height="1.3028in"><text:p text:style-name="Figura"><draw:frame text:anchor-type="paragraph" draw:z-index="17" draw:name="Shape9" draw:style-name="gr1" draw:text-style-name="P49" svg:width="2.3232in" svg:height="1.3024in" svg:x="0in" svg:y="0in"><draw:text-box><text:p text:style-name="P46"><text:span text:style-name="T112">@XmlRootElement</text:span><text:span text:style-name="T112"><text:line-break/></text:span><text:span text:style-name="T113">class </text:span><text:span text:style-name="T114">Bike{</text:span><text:span text:style-name="T114"><text:line-break/></text:span><text:span text:style-name="T114"> <text:s text:c="3"/></text:span><text:span text:style-name="T112">@XmlAttribute</text:span><text:span text:style-name="T112"><text:line-break/></text:span><text:span text:style-name="T112"> <text:s text:c="3"/></text:span><text:span text:style-name="T113">float </text:span><text:span text:style-name="T115">wheelSize</text:span><text:span text:style-name="T114">;</text:span><text:span text:style-name="T114"><text:line-break/></text:span><text:span text:style-name="T114"> <text:s text:c="3"/></text:span><text:span text:style-name="T112">@XmlAttribute</text:span><text:span text:style-name="T112"><text:line-break/></text:span><text:span text:style-name="T112"> <text:s text:c="3"/></text:span><text:span text:style-name="T113">float </text:span><text:span text:style-name="T115">weight</text:span><text:span text:style-name="T114">;</text:span><text:span text:style-name="T114"><text:line-break/></text:span><text:span text:style-name="T114"> <text:s text:c="3"/></text:span><text:span text:style-name="T112">@XmlValue</text:span><text:span text:style-name="T112"><text:line-break/></text:span><text:span text:style-name="T112"> <text:s text:c="3"/></text:span><text:span text:style-name="T114">String </text:span><text:span text:style-name="T115">name</text:span><text:span text:style-name="T114">;</text:span><text:span text:style-name="T114"><text:line-break/></text:span><text:span text:style-name="T114">}</text:span></text:p></draw:text-box></draw:frame>Figura <text:sequence text:ref-name="refFigura6" text:name="Figura" text:formula="ooow:Figura+1" style:num-format="1">7</text:sequence></text:p></draw:text-box></draw:frame><text:bookmark-start text:name="__RefHeading___Toc2000_2529522652"/>Explicarea adnotării @XmlValue<text:bookmark-end text:name="__RefHeading___Toc2000_2529522652"/></text:h>
      <text:p text:style-name="P19"><text:span text:style-name="T85"><text:tab/></text:span><text:span text:style-name="T86">Pentru elementele XML care au atribute, nu au alte subelemente și conțin o primitivă drept valoare trebuie folosită adnotarea </text:span><text:span text:style-name="T13">@XmlValue</text:span><text:span text:style-name="T86">. </text:span></text:p>
      <text:p text:style-name="P19"><text:span text:style-name="T86"><text:tab/>Numai un singur </text:span><text:span text:style-name="T13">@XmlValue </text:span><text:span text:style-name="T21">poate să apară într-o clasa Java.</text:span></text:p>
      <text:p text:style-name="P14"><draw:frame draw:style-name="fr3" draw:name="Frame10" text:anchor-type="paragraph" svg:x="0.4953in" svg:y="0.7138in" svg:width="5.5634in" draw:z-index="18"><draw:text-box fo:min-height="0.3346in"><text:p text:style-name="Figura"><draw:frame text:anchor-type="paragraph" draw:z-index="19" draw:name="Shape10" draw:style-name="gr9" draw:text-style-name="P48" svg:width="5.563in" svg:height="0.3343in" svg:x="0in" svg:y="0in"><draw:text-box><text:p><text:span text:style-name="T116">&lt;?xml version="1.0" encoding="UTF-8" standalone="yes"?&gt;</text:span></text:p><text:p><text:span text:style-name="T116">&lt;bike wheelSize="29.0" weight="11.0"&gt;Pegas Mare&lt;/bike&gt;</text:span></text:p></draw:text-box></draw:frame>Figura <text:sequence text:ref-name="refFigura7" text:name="Figura" text:formula="ooow:Figura+1" style:num-format="1">8</text:sequence></text:p></draw:text-box></draw:frame><text:span text:style-name="T93"><text:tab/></text:span><text:span text:style-name="T18">Un exemplu de folosire a acestei adnotări sunt în </text:span><text:span text:style-name="T18"><text:sequence-ref text:reference-format="text" text:ref-name="refFigura6">Figura 7</text:sequence-ref></text:span><text:span text:style-name="T18"><text:s/>și </text:span><text:span text:style-name="T18"><text:sequence-ref text:reference-format="text" text:ref-name="refFigura7">Figura 8</text:sequence-ref></text:span><text:span text:style-name="T18">, unde avem elementul </text:span><text:span text:style-name="T34">bike </text:span><text:span text:style-name="T61">care conține atributele </text:span><text:span text:style-name="T39">wheelSize</text:span><text:span text:style-name="T61"> și </text:span><text:span text:style-name="T39">weight</text:span><text:span text:style-name="T61">, iar în câmpul </text:span><text:span text:style-name="T39">name</text:span><text:span text:style-name="T61"> este stocată valoarea string.</text:span></text:p>
      <text:h text:style-name="P43" text:outline-level="2" text:is-list-header="true"><text:bookmark-start text:name="__RefHeading___Toc1780_2529522652"/><text:soft-page-break/>Definirea colecțiilor de subelemente<text:bookmark-end text:name="__RefHeading___Toc1780_2529522652"/></text:h>
      <text:p text:style-name="P18"><draw:frame draw:style-name="fr2" draw:name="Frame7" text:anchor-type="paragraph" svg:x="4.3075in" svg:y="-0.0173in" svg:width="2.4744in" draw:z-index="12"><draw:text-box fo:min-height="2.1764in"><text:p text:style-name="Figura"><draw:frame text:anchor-type="paragraph" draw:z-index="13" draw:name="Shape7" draw:style-name="gr7" draw:text-style-name="P50" svg:width="2.4276in" svg:height="1.9843in" svg:x="-0.0209in" svg:y="-0.0209in"><draw:text-box><text:p text:style-name="P46"><text:span text:style-name="T112">@XmlRootElement</text:span><text:span text:style-name="T112"><text:line-break/></text:span><text:span text:style-name="T113">class </text:span><text:span text:style-name="T114">Teacher{</text:span><text:span text:style-name="T114"><text:line-break/></text:span><text:span text:style-name="T114"> <text:s text:c="3"/></text:span><text:span text:style-name="T112">@XmlAttribute</text:span><text:span text:style-name="T112"><text:line-break/></text:span><text:span text:style-name="T112"> <text:s text:c="3"/></text:span><text:span text:style-name="T114">String </text:span><text:span text:style-name="T115">name</text:span><text:span text:style-name="T114">;</text:span><text:span text:style-name="T114"><text:line-break/></text:span><text:span text:style-name="T114"> <text:s text:c="3"/></text:span><text:span text:style-name="T112">@XmlElement</text:span><text:span text:style-name="T112"><text:line-break/></text:span><text:span text:style-name="T112"> <text:s text:c="3"/></text:span><text:span text:style-name="T114">ArrayList&lt;Student&gt; </text:span><text:span text:style-name="T115">student</text:span><text:span text:style-name="T114">;</text:span><text:span text:style-name="T114"><text:line-break/></text:span><text:span text:style-name="T114">}</text:span><text:span text:style-name="T114"><text:line-break/></text:span><text:span text:style-name="T114"><text:line-break/></text:span><text:span text:style-name="T112">@XmlRootElement</text:span><text:span text:style-name="T112"><text:line-break/></text:span><text:span text:style-name="T113">class </text:span><text:span text:style-name="T114">Student{</text:span><text:span text:style-name="T114"><text:line-break/></text:span><text:span text:style-name="T114"> <text:s text:c="3"/></text:span><text:span text:style-name="T112">@XmlAttribute</text:span><text:span text:style-name="T112"><text:line-break/></text:span><text:span text:style-name="T112"> <text:s text:c="3"/></text:span><text:span text:style-name="T114">String </text:span><text:span text:style-name="T115">name</text:span><text:span text:style-name="T114">;</text:span><text:span text:style-name="T114"><text:line-break/></text:span><text:span text:style-name="T114">}</text:span></text:p></draw:text-box></draw:frame>Figura <text:sequence text:ref-name="refFigura8" text:name="Figura" text:formula="ooow:Figura+1" style:num-format="1">9</text:sequence></text:p></draw:text-box></draw:frame><text:tab/><text:span text:style-name="T105">Majoritatea fișierelor XML vor definii elemente XML care au mai multe subelemente de același tip (de exemplu : </text:span><text:span text:style-name="T101">un element de tip </text:span><text:span text:style-name="T100">teacher</text:span><text:span text:style-name="T99"> va avea mai multe subelemente de tip </text:span><text:span text:style-name="T100">student</text:span><text:span text:style-name="T99">).</text:span></text:p>
      <text:p text:style-name="P18"><text:span text:style-name="T99"><text:tab/>JAXB </text:span><text:span text:style-name="T78">permite o definire foarte ușoară a acestor colecții folosind obiecte Java </text:span><text:span text:style-name="T79">de tip colecție.</text:span><text:span text:style-name="T78"> </text:span></text:p>
      <text:p text:style-name="P18"><text:span text:style-name="T78"><text:tab/></text:span><text:span text:style-name="T80">În </text:span><text:span text:style-name="T80"><text:sequence-ref text:reference-format="text" text:ref-name="refFigura8">Figura 9</text:sequence-ref></text:span><text:span text:style-name="T80"><text:s/></text:span><text:span text:style-name="T81">se poate observa cum <text:s/>elementul </text:span><text:span text:style-name="T47">teacher</text:span><text:span text:style-name="T81"> are colecție de subelemente de tipul </text:span><text:span text:style-name="T47">student</text:span><text:span text:style-name="T81">. Un exemplu de fișier XML care a fost generat folosind aceste clase poate fi văzut în </text:span><text:span text:style-name="T81"><text:sequence-ref text:reference-format="text" text:ref-name="refFigura9">Figura 10</text:sequence-ref></text:span></text:p>
      <text:p text:style-name="P22"><draw:frame draw:style-name="fr2" draw:name="Frame8" text:anchor-type="paragraph" svg:x="1.5161in" svg:y="-0.1028in" svg:width="4.0008in" draw:z-index="14"><draw:text-box fo:min-height="1.1681in"><text:p text:style-name="Figura"><draw:frame text:anchor-type="paragraph" draw:z-index="15" draw:name="Shape8" draw:style-name="gr8" draw:text-style-name="P48" svg:width="4.0004in" svg:height="1.1677in" svg:x="-0.0209in" svg:y="0in"><draw:text-box><text:p><text:span text:style-name="T116">&lt;?xml version="1.0" encoding="UTF-8" standalone="yes"?&gt;</text:span></text:p><text:p><text:span text:style-name="T116">&lt;teacher name="Popescu Dan"&gt;</text:span></text:p><text:p><text:span text:style-name="T116"><text:s text:c="4"/></text:span><text:span text:style-name="T116">&lt;student name="Roscaneanu George"/&gt;</text:span></text:p><text:p><text:span text:style-name="T116"><text:s text:c="4"/></text:span><text:span text:style-name="T116">&lt;student name="Ene Vlad"/&gt;</text:span></text:p><text:p><text:span text:style-name="T116"><text:s text:c="4"/></text:span><text:span text:style-name="T116">&lt;student name="Cosmin Dimoiu"/&gt;</text:span></text:p><text:p><text:span text:style-name="T116">&lt;/teacher&gt;</text:span></text:p></draw:text-box></draw:frame>Figura <text:sequence text:ref-name="refFigura9" text:name="Figura" text:formula="ooow:Figura+1" style:num-format="1">10</text:sequence></text:p></draw:text-box></draw:frame></text:p>
      <text:p text:style-name="P22"/>
      <text:p text:style-name="P22"/>
      <text:p text:style-name="P22"/>
      <text:h text:style-name="P38" text:outline-level="1"><text:bookmark-start text:name="__RefHeading___Toc1541_2089914980"/><text:span text:style-name="T89">Convert</text:span><text:span text:style-name="T87">i</text:span><text:span text:style-name="T89">rea</text:span><text:span text:style-name="T107"> din Java </text:span><text:span text:style-name="T88">în </text:span><text:span text:style-name="T107">XML</text:span><text:bookmark-end text:name="__RefHeading___Toc1541_2089914980"/></text:h>
      <text:p text:style-name="Standard"><draw:frame draw:style-name="fr4" draw:name="Frame11" text:anchor-type="paragraph" svg:x="0.6839in" svg:y="0.0091in" svg:width="5.6063in" draw:z-index="20"><draw:text-box fo:min-height="1.7016in"><text:p text:style-name="Figura"><draw:frame text:anchor-type="paragraph" draw:z-index="21" draw:name="Shape11" draw:style-name="gr10" draw:text-style-name="P50" svg:width="5.6043in" svg:height="1.7012in" svg:x="-0.0201in" svg:y="0in"><draw:text-box><text:p text:style-name="P46"><text:span text:style-name="T113">private static void </text:span><text:span text:style-name="T114">parseToFile(Object o,String filePath){</text:span><text:span text:style-name="T114"><text:line-break/></text:span><text:span text:style-name="T114"> <text:s text:c="3"/>File file = </text:span><text:span text:style-name="T113">new </text:span><text:span text:style-name="T114">File(filePath);</text:span><text:span text:style-name="T114"><text:line-break/></text:span><text:span text:style-name="T114"> <text:s text:c="3"/></text:span><text:span text:style-name="T113">try </text:span><text:span text:style-name="T114">{</text:span><text:span text:style-name="T114"><text:line-break/></text:span><text:span text:style-name="T114"> <text:s text:c="7"/>JAXBContext jaxbContext = JAXBContext.</text:span><text:span text:style-name="T118">newInstance</text:span><text:span text:style-name="T114">(o.getClass());</text:span><text:span text:style-name="T114"><text:line-break/></text:span><text:span text:style-name="T114"> <text:s text:c="7"/>Marshaller jaxbMarshaller = jaxbContext.createMarshaller();</text:span><text:span text:style-name="T114"><text:line-break/></text:span><text:span text:style-name="T114"><text:line-break/></text:span><text:span text:style-name="T114"> <text:s text:c="7"/>jaxbMarshaller.setProperty(Marshaller.</text:span><text:span text:style-name="T119">JAXB_FORMATTED_OUTPUT</text:span><text:span text:style-name="T114">,</text:span><text:span text:style-name="T113">true</text:span><text:span text:style-name="T114">);</text:span><text:span text:style-name="T114"><text:line-break/></text:span><text:span text:style-name="T114"> <text:s text:c="7"/>jaxbMarshaller.marshal(o,file);</text:span><text:span text:style-name="T114"><text:line-break/></text:span><text:span text:style-name="T114"> <text:s text:c="3"/>} </text:span><text:span text:style-name="T113">catch </text:span><text:span text:style-name="T114">(JAXBException e) {</text:span><text:span text:style-name="T114"><text:line-break/></text:span><text:span text:style-name="T114"> <text:s text:c="7"/>e.printStackTrace();</text:span><text:span text:style-name="T114"><text:line-break/></text:span><text:span text:style-name="T114"> <text:s text:c="3"/>}</text:span><text:span text:style-name="T114"><text:line-break/></text:span><text:span text:style-name="T114">}</text:span></text:p></draw:text-box></draw:frame>Figura <text:sequence text:ref-name="refFigura10" text:name="Figura" text:formula="ooow:Figura+1" style:num-format="1">11</text:sequence></text:p></draw:text-box></draw:frame><draw:frame draw:style-name="fr2" draw:name="Frame12" text:anchor-type="paragraph" svg:x="4.4937in" svg:y="1.9429in" svg:width="2.3673in" draw:z-index="22"><draw:text-box fo:min-height="1.8429in"><text:p text:style-name="Figura"><draw:frame text:anchor-type="paragraph" draw:z-index="23" draw:name="Shape12" draw:style-name="gr11" draw:text-style-name="P50" svg:width="2.365in" svg:height="1.8425in" svg:x="-0.0189in" svg:y="-0.0209in"><draw:text-box><text:p text:style-name="P46"><text:span text:style-name="T114">Student st1 = </text:span><text:span text:style-name="T113">new </text:span><text:span text:style-name="T114">Student();</text:span><text:span text:style-name="T114"><text:line-break/></text:span><text:span text:style-name="T114">st1.</text:span><text:span text:style-name="T115">name </text:span><text:span text:style-name="T114">= </text:span><text:span text:style-name="T117">"Roscaneanu George"</text:span><text:span text:style-name="T114">;</text:span><text:span text:style-name="T114"><text:line-break/></text:span><text:span text:style-name="T114">Student st2 = </text:span><text:span text:style-name="T113">new </text:span><text:span text:style-name="T114">Student();</text:span><text:span text:style-name="T114"><text:line-break/></text:span><text:span text:style-name="T114">st2.</text:span><text:span text:style-name="T115">name </text:span><text:span text:style-name="T114">= </text:span><text:span text:style-name="T117">"Ene Vlad"</text:span><text:span text:style-name="T114">;</text:span><text:span text:style-name="T114"><text:line-break/></text:span><text:span text:style-name="T114">Student st3 = </text:span><text:span text:style-name="T113">new </text:span><text:span text:style-name="T114">Student();</text:span><text:span text:style-name="T114"><text:line-break/></text:span><text:span text:style-name="T114">st3.</text:span><text:span text:style-name="T115">name </text:span><text:span text:style-name="T114">= </text:span><text:span text:style-name="T117">"Cosmin Dimoiu"</text:span><text:span text:style-name="T114">;</text:span><text:span text:style-name="T114"><text:line-break/></text:span><text:span text:style-name="T114">Teacher t = </text:span><text:span text:style-name="T113">new </text:span><text:span text:style-name="T114">Teacher();</text:span><text:span text:style-name="T114"><text:line-break/></text:span><text:span text:style-name="T114">t.</text:span><text:span text:style-name="T115">name </text:span><text:span text:style-name="T114">= </text:span><text:span text:style-name="T117">"Popescu Dan"</text:span><text:span text:style-name="T114">;</text:span><text:span text:style-name="T114"><text:line-break/></text:span><text:span text:style-name="T114">t.</text:span><text:span text:style-name="T115">student </text:span><text:span text:style-name="T114">= </text:span><text:span text:style-name="T113">new </text:span><text:span text:style-name="T114">ArrayList&lt;&gt;();</text:span><text:span text:style-name="T114"><text:line-break/></text:span><text:span text:style-name="T114">t.</text:span><text:span text:style-name="T115">student</text:span><text:span text:style-name="T114">.add(st1);</text:span><text:span text:style-name="T114"><text:line-break/></text:span><text:span text:style-name="T114">t.</text:span><text:span text:style-name="T115">student</text:span><text:span text:style-name="T114">.add(st2);</text:span><text:span text:style-name="T114"><text:line-break/></text:span><text:span text:style-name="T114">t.</text:span><text:span text:style-name="T115">student</text:span><text:span text:style-name="T114">.add(st3);</text:span><text:span text:style-name="T114"><text:line-break/></text:span><text:span text:style-name="T118">parseToFile</text:span><text:span text:style-name="T114">(t,</text:span><text:span text:style-name="T117">"file.xml"</text:span><text:span text:style-name="T114">);</text:span></text:p></draw:text-box></draw:frame>Figura <text:sequence text:ref-name="refFigura11" text:name="Figura" text:formula="ooow:Figura+1" style:num-format="1">12</text:sequence></text:p></draw:text-box></draw:frame><text:tab/><text:span text:style-name="T106">Obiectul de tip </text:span><text:span text:style-name="T9">JAXBContext</text:span><text:span text:style-name="T94"> este necesar folosirii JAXB-ului. Odată ce s-a inițializat o instanță de obiect </text:span><text:span text:style-name="T95">care știe să folosească clasa care i-a fost dată ca par</text:span><text:span text:style-name="T97">a</text:span><text:span text:style-name="T95">metru, vom putea genera obiecte de tip </text:span><text:span text:style-name="T10">Marshaller</text:span><text:span text:style-name="T95">. </text:span></text:p>
      <text:p text:style-name="P29"><text:span text:style-name="T95"><text:tab/></text:span><text:span text:style-name="T22">Obiectele </text:span><text:span text:style-name="T23">de </text:span><text:span text:style-name="T96">tip <text:s/></text:span><text:span text:style-name="T10">Marshaller</text:span><text:span text:style-name="T95"> </text:span><text:span text:style-name="T22">sunt </text:span><text:span text:style-name="T23">folosite pentru a serializa obiecte în date </text:span><text:span text:style-name="T25">cu</text:span><text:span text:style-name="T23"> format</text:span><text:span text:style-name="T24">ul</text:span><text:span text:style-name="T23"> XML. </text:span><text:span text:style-name="T24">Primul argument al metodei </text:span><text:span text:style-name="T40">marshal</text:span><text:span text:style-name="T62"> este însuși obiectul pe care dorim să îl serializăm, iar al </text:span><text:soft-page-break/><text:span text:style-name="T62">doilea argument poate fi un obiect de tipul </text:span><text:span text:style-name="T74">Node</text:span><text:span text:style-name="T62">, </text:span><text:span text:style-name="T74">File</text:span><text:span text:style-name="T62">, </text:span><text:span text:style-name="T74">Result</text:span><text:span text:style-name="T62">, </text:span><text:span text:style-name="T74">Writer</text:span><text:span text:style-name="T62">, </text:span><text:span text:style-name="T74">OutputStream</text:span><text:span text:style-name="T62">, </text:span><text:span text:style-name="T74">XMLEventWriter</text:span><text:span text:style-name="T62">, </text:span><text:span text:style-name="T74">ContentHandler</text:span><text:span text:style-name="T62"> sau </text:span><text:span text:style-name="T74">XMLStreamWriter</text:span><text:span text:style-name="T62">.</text:span></text:p>
      <text:p text:style-name="P29"><text:span text:style-name="T62"><text:tab/></text:span><text:span text:style-name="T63">În </text:span><text:span text:style-name="T63"><text:sequence-ref text:reference-format="text" text:ref-name="refFigura10">Figura 11</text:sequence-ref></text:span><text:span text:style-name="T63"><text:s/>este prezentat cum se poate scrie un obiect Java(care a fost definit ca </text:span><text:span text:style-name="T75">@XmlRootElement</text:span><text:span text:style-name="T63">) într-un fișier.</text:span></text:p>
      <text:p text:style-name="P29"><text:span text:style-name="T63"><text:tab/></text:span><text:span text:style-name="T64">Dacă proprietatea </text:span><text:span text:style-name="T41">JAXB_FORMATTED_OUTPUT </text:span><text:span text:style-name="T64">nu este setată cu valoarea </text:span><text:span text:style-name="T41">true</text:span><text:span text:style-name="T64">, atunci textul din fișier nu va fi indentat.</text:span></text:p>
      <text:p text:style-name="P29"><text:span text:style-name="T64"><text:tab/></text:span><text:span text:style-name="T65">Dacă folosim clasele definite în </text:span><text:span text:style-name="T65"><text:sequence-ref text:reference-format="text" text:ref-name="refFigura8">Figura 9</text:sequence-ref></text:span><text:span text:style-name="T65">, pentru a obține un fișier care are același conținut cu ce este prezentat în </text:span><text:span text:style-name="T65"><text:sequence-ref text:reference-format="text" text:ref-name="refFigura9">Figura 10</text:sequence-ref></text:span><text:span text:style-name="T65">,</text:span><text:span text:style-name="T66"> se poate folosii codul definit în </text:span><text:span text:style-name="T66"><text:sequence-ref text:reference-format="text" text:ref-name="refFigura11">Figura 12</text:sequence-ref></text:span><text:span text:style-name="T66">.</text:span></text:p>
      <text:p text:style-name="P45"/>
      <text:h text:style-name="P39" text:outline-level="1"><text:bookmark-start text:name="__RefHeading___Toc1992_2500206437"/><text:span text:style-name="T11">Convertirea</text:span> din X<text:span text:style-name="T11">ML în Java</text:span><text:bookmark-end text:name="__RefHeading___Toc1992_2500206437"/></text:h>
      <text:p text:style-name="P24"><draw:frame draw:style-name="fr4" draw:name="Frame13" text:anchor-type="paragraph" svg:x="0.9744in" svg:y="-0.0083in" svg:width="4.9811in" draw:z-index="24"><draw:text-box fo:min-height="1.5598in"><text:p text:style-name="Figura"><draw:frame text:anchor-type="paragraph" draw:z-index="25" draw:name="Shape13" draw:style-name="gr12" draw:text-style-name="P50" svg:width="4.9795in" svg:height="1.5594in" svg:x="-0.0201in" svg:y="0in"><draw:text-box><text:p text:style-name="P46"><text:span text:style-name="T113">private static </text:span><text:span text:style-name="T114">&lt;</text:span><text:span text:style-name="T120">T</text:span><text:span text:style-name="T114">&gt; </text:span><text:span text:style-name="T120">T </text:span><text:span text:style-name="T114">parseFromFile(Class&lt;</text:span><text:span text:style-name="T120">T</text:span><text:span text:style-name="T114">&gt; cl, String filePath){</text:span><text:span text:style-name="T114"><text:line-break/></text:span><text:span text:style-name="T114"> <text:s text:c="3"/></text:span><text:span text:style-name="T120">T </text:span><text:span text:style-name="T114">object = </text:span><text:span text:style-name="T113">null</text:span><text:span text:style-name="T114">;</text:span><text:span text:style-name="T114"><text:line-break/></text:span><text:span text:style-name="T114"> <text:s text:c="3"/></text:span><text:span text:style-name="T113">try </text:span><text:span text:style-name="T114">{</text:span><text:span text:style-name="T114"><text:line-break/></text:span><text:span text:style-name="T114"> <text:s text:c="7"/>JAXBContext context = JAXBContext.</text:span><text:span text:style-name="T118">newInstance</text:span><text:span text:style-name="T114">(cl);</text:span><text:span text:style-name="T114"><text:line-break/></text:span><text:span text:style-name="T114"> <text:s text:c="7"/>Unmarshaller unmarshaller = context.createUnmarshaller();</text:span><text:span text:style-name="T114"><text:line-break/></text:span><text:span text:style-name="T114"> <text:s text:c="7"/>object = (</text:span><text:span text:style-name="T120">T</text:span><text:span text:style-name="T114">) unmarshaller.unmarshal(</text:span><text:span text:style-name="T113">new </text:span><text:span text:style-name="T114">File(filePath));</text:span><text:span text:style-name="T114"><text:line-break/></text:span><text:span text:style-name="T114"> <text:s text:c="3"/>} </text:span><text:span text:style-name="T113">catch </text:span><text:span text:style-name="T114">(JAXBException e) {</text:span><text:span text:style-name="T114"><text:line-break/></text:span><text:span text:style-name="T114"> <text:s text:c="7"/>e.printStackTrace();</text:span><text:span text:style-name="T114"><text:line-break/></text:span><text:span text:style-name="T114"> <text:s text:c="3"/>}</text:span><text:span text:style-name="T114"><text:line-break/></text:span><text:span text:style-name="T114"> <text:s text:c="3"/></text:span><text:span text:style-name="T113">return </text:span><text:span text:style-name="T114">object;</text:span><text:span text:style-name="T114"><text:line-break/></text:span><text:span text:style-name="T114">}</text:span></text:p></draw:text-box></draw:frame>Figura <text:sequence text:ref-name="refFigura12" text:name="Figura" text:formula="ooow:Figura+1" style:num-format="1">13</text:sequence></text:p></draw:text-box></draw:frame><text:span text:style-name="T90"><text:tab/></text:span><text:span text:style-name="T26">Odată ce s-a inițializat o instanță de obiect </text:span><text:span text:style-name="T14">JAXBContext </text:span><text:span text:style-name="T27">care știe să folosească clasa care i-a fost dată ca </text:span><text:span text:style-name="T28">parametru</text:span><text:span text:style-name="T27">, vom putea genera obiecte de tip </text:span><text:span text:style-name="T104">Unm</text:span><text:span text:style-name="T15">arshaller </text:span><text:span text:style-name="T30">(prezentat în </text:span><text:span text:style-name="T30"><text:sequence-ref text:reference-format="text" text:ref-name="refFigura12">Figura 13</text:sequence-ref></text:span><text:span text:style-name="T30">).</text:span><text:span text:style-name="T27"> </text:span></text:p>
      <text:p text:style-name="P24"><text:span text:style-name="T27"><text:tab/></text:span><text:span text:style-name="T29">Obiect</text:span><text:span text:style-name="T103">e</text:span><text:span text:style-name="T102">le </text:span><text:span text:style-name="T31">de</text:span><text:span text:style-name="T102"> tip Unmarshaller </text:span><text:span text:style-name="T29">sunt</text:span><text:span text:style-name="T102"> </text:span><text:span text:style-name="T29">folosite</text:span><text:span text:style-name="T102"> </text:span><text:span text:style-name="T29">pentru</text:span><text:span text:style-name="T102"> a </text:span><text:span text:style-name="T29">deserializa</text:span><text:span text:style-name="T102"> </text:span><text:span text:style-name="T29">obiecte Java care au fost scrise în formatul XML. Singurul argument al metodei </text:span><text:span text:style-name="T42">unmarshal</text:span><text:span text:style-name="T67">(varianta care returnează un obiect de tipul </text:span><text:span text:style-name="T42">Object</text:span><text:span text:style-name="T67">) este un obiect de tipul </text:span><text:span text:style-name="T76">File</text:span><text:span text:style-name="T67">, </text:span><text:span text:style-name="T76">URL</text:span><text:span text:style-name="T67">, </text:span><text:span text:style-name="T76">Node</text:span><text:span text:style-name="T67">, </text:span><text:span text:style-name="T76">Reader</text:span><text:span text:style-name="T67">, </text:span><text:span text:style-name="T76">Source</text:span><text:span text:style-name="T67">, </text:span><text:span text:style-name="T76">InputStream</text:span><text:span text:style-name="T67">, </text:span><text:span text:style-name="T76">InputSource</text:span><text:span text:style-name="T67">, </text:span><text:span text:style-name="T76">XMLEventReader</text:span><text:span text:style-name="T67"> sau </text:span><text:span text:style-name="T76">XMLStreamReader</text:span><text:span text:style-name="T67">. </text:span><text:span text:style-name="T68">Obiectul care este returnat de către aceasta variantă de metodă trebuie să fie convertită de către programator la tipul de care are nevoie.</text:span></text:p>
      <text:h text:style-name="P36" text:outline-level="1">Sfaturi pentru optimizarea procesului de convertire</text:h>
      <text:p text:style-name="P25"><text:span text:style-name="T91"><text:tab/>În </text:span><text:span text:style-name="T91"><text:sequence-ref text:reference-format="text" text:ref-name="refFigura10">Figura 11</text:sequence-ref></text:span><text:span text:style-name="T91"><text:s/>și </text:span><text:span text:style-name="T91"><text:sequence-ref text:reference-format="text" text:ref-name="refFigura12">Figura 13</text:sequence-ref></text:span><text:span text:style-name="T91"><text:s/>metodele definite de mine folosesc în mod ineficient obiectele </text:span><text:span text:style-name="T16">JAX</text:span><text:span text:style-name="T17">B</text:span><text:span text:style-name="T16">Context</text:span><text:span text:style-name="T91">, </text:span><text:span text:style-name="T16">Marshaller</text:span><text:span text:style-name="T91"> și </text:span><text:span text:style-name="T16">Unmarshaller</text:span><text:span text:style-name="T91">. Odată sunt create și distruse de fiecare dată când se începe un proces de convertire. Aceste obiecte pot fi refolosite, dar am decis să încapsulez funcționalitatea lor într-o metodă pentru a arăta tot ce este necesar pentru a le folosi, și pentru a permite persoanelor care doresc să învețe să folosească JAXB să le fie mai ușor să le aplice în cod prima dată. </text:span></text:p>
      <text:p text:style-name="P26"><text:soft-page-break/><text:span text:style-name="T91"><text:tab/></text:span><text:span text:style-name="T92">Obiectul </text:span><text:span text:style-name="T16">JAX</text:span><text:span text:style-name="T17">B</text:span><text:span text:style-name="T16">Context</text:span><text:span text:style-name="T32"> </text:span><text:span text:style-name="T33">trebuie creat doar odată (este recomandat ca această instantă să fie stocată undeva cu acces global) și este thread-safe. </text:span></text:p>
      <text:p text:style-name="P26"><text:span text:style-name="T33"><text:tab/>Obiectele <text:s/></text:span><text:span text:style-name="T16">Marshaller </text:span><text:span text:style-name="T33">și </text:span><text:span text:style-name="T17">Unm</text:span><text:span text:style-name="T16">arshaller</text:span><text:span text:style-name="T32"> </text:span><text:span text:style-name="T33">nu necesită mult timp ca să fie construite și nu sunt thread-safe. Recomandabil este să fie creată câte o astfel de instanță pentru fiecare fir de execuție pentru a nu avea nevoie de obiecte de sincronizare (de exemplu mutex, sau block-uri synchronized).</text:span></text:p>
      <text:h text:style-name="P37" text:outline-level="1" text:is-list-header="true"><text:bookmark-start text:name="__RefHeading___Toc730_2089914980"/>Biblio<text:span text:style-name="T108">g</text:span>rafie<text:bookmark-end text:name="__RefHeading___Toc730_2089914980"/></text:h>
      <text:list xml:id="list3250283394" text:style-name="L2">
        <text:list-item>
          <text:p text:style-name="P32"><text:a xlink:type="simple" xlink:href="https://docs.oracle.com/javase/tutorial/jaxb/" text:style-name="Internet_20_link" text:visited-style-name="Visited_20_Internet_20_Link">https://docs.oracle.com/javase/tutorial/jaxb/</text:a></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igura"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fo:border="none" fo:padding="0.020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3-18T23:27:31.564000000</dc:date>
    <meta:editing-duration>PT9H40M42S</meta:editing-duration>
    <meta:editing-cycles>86</meta:editing-cycles>
    <meta:document-statistic meta:table-count="0" meta:image-count="0" meta:object-count="0" meta:page-count="8" meta:paragraph-count="84" meta:word-count="1370" meta:character-count="8598" meta:non-whitespace-character-count="7266"/>
  </office:meta>
</office:document-meta>
</file>